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>
      <style:text-properties fo:font-weight="bold" style:font-weight-asian="bold" style:font-weight-complex="bold"/>
    </style:style>
    <style:style style:name="T4_72" style:family="text">
      <style:text-properties fo:font-weight="bold" style:font-weight-asian="bold" style:font-weight-complex="bold"/>
    </style:style>
    <style:style style:name="T4_73" style:family="text">
      <style:text-properties fo:font-weight="bold" style:font-weight-asian="bold" style:font-weight-complex="bold"/>
    </style:style>
    <style:style style:name="T4_74" style:family="text">
      <style:text-properties fo:font-weight="bold" style:font-weight-asian="bold" style:font-weight-complex="bold"/>
    </style:style>
    <style:style style:name="T4_75" style:family="text">
      <style:text-properties fo:font-weight="bold" style:font-weight-asian="bold" style:font-weight-complex="bold"/>
    </style:style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4_163" style:family="text"/>
    <style:style style:name="T4_16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4_165" style:family="text"/>
    <style:style style:name="T4_16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18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18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18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 fo:font-weight="bold" style:font-weight-asian="bold" style:font-weight-complex="bold"/>
    </style:style>
    <style:style style:name="T6_2" style:family="text">
      <style:text-properties fo:font-size="18pt" style:font-size-asian="18pt" style:font-size-complex="18pt" fo:font-weight="bold" style:font-weight-asian="bold" style:font-weight-complex="bold"/>
    </style:style>
    <style:style style:name="T6_3" style:family="text"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tyle="italic" style:font-style-asian="italic" style:font-style-complex="italic"/>
    </style:style>
    <style:style style:name="T12_2" style:family="text"/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T12_27" style:family="text"/>
    <style:style style:name="T12_28" style:family="text">
      <style:text-properties fo:color="#1155cc" style:text-underline-style="solid" style:text-underline-color="font-color"/>
    </style:style>
    <style:style style:name="T12_29" style:family="text"/>
    <style:style style:name="T12_30" style:family="text">
      <style:text-properties fo:color="#1155cc" style:text-underline-style="solid" style:text-underline-color="font-color"/>
    </style:style>
    <style:style style:name="T12_31" style:family="text"/>
    <style:style style:name="T12_3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tyle="italic" style:font-style-asian="italic" style:font-style-complex="italic"/>
    </style:style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tyle="italic" style:font-style-asian="italic" style:font-style-complex="italic"/>
    </style:style>
    <style:style style:name="T14_2" style:family="text">
      <style:text-properties fo:font-style="italic" style:font-style-asian="italic" style:font-style-complex="italic"/>
    </style:style>
    <style:style style:name="T14_3" style:family="text">
      <style:text-properties fo:font-style="italic" style:font-style-asian="italic" style:font-style-complex="italic"/>
    </style:style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tyle="italic" style:font-style-asian="italic" style:font-style-complex="italic"/>
    </style:style>
    <style:style style:name="T19_2" style:family="text">
      <style:text-properties fo:font-style="italic" style:font-style-asian="italic" style:font-style-complex="italic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>
      <style:text-properties fo:color="#1155cc" style:text-underline-style="solid" style:text-underline-color="font-color"/>
    </style:style>
    <style:style style:name="T21_23" style:family="text"/>
    <style:style style:name="T21_24" style:family="text">
      <style:text-properties fo:color="#1155cc" style:text-underline-style="solid" style:text-underline-color="font-color"/>
    </style:style>
    <style:style style:name="T21_25" style:family="text"/>
    <style:style style:name="T21_26" style:family="text">
      <style:text-properties fo:color="#1155cc" style:text-underline-style="solid" style:text-underline-color="font-color"/>
    </style:style>
    <style:style style:name="T21_27" style:family="text"/>
    <style:style style:name="T21_28" style:family="text">
      <style:text-properties fo:color="#1155cc" style:text-underline-style="solid" style:text-underline-color="font-color"/>
    </style:style>
    <style:style style:name="T21_29" style:family="text"/>
    <style:style style:name="T21_30" style:family="text">
      <style:text-properties fo:color="#1155cc" style:text-underline-style="solid" style:text-underline-color="font-color"/>
    </style:style>
    <style:style style:name="T21_31" style:family="text"/>
    <style:style style:name="T21_32" style:family="text">
      <style:text-properties fo:color="#1155cc" style:text-underline-style="solid" style:text-underline-color="font-color"/>
    </style:style>
    <style:style style:name="T21_33" style:family="text"/>
    <style:style style:name="T21_34" style:family="text">
      <style:text-properties fo:color="#1155cc" style:text-underline-style="solid" style:text-underline-color="font-color"/>
    </style:style>
    <style:style style:name="T21_35" style:family="text"/>
    <style:style style:name="T21_36" style:family="text">
      <style:text-properties fo:color="#1155cc" style:text-underline-style="solid" style:text-underline-color="font-color"/>
    </style:style>
    <style:style style:name="T21_37" style:family="text"/>
    <style:style style:name="T21_38" style:family="text">
      <style:text-properties fo:color="#1155cc" style:text-underline-style="solid" style:text-underline-color="font-color"/>
    </style:style>
    <style:style style:name="T21_39" style:family="text"/>
    <style:style style:name="T21_40" style:family="text">
      <style:text-properties fo:color="#1155cc" style:text-underline-style="solid" style:text-underline-color="font-color"/>
    </style:style>
    <style:style style:name="T21_41" style:family="text"/>
    <style:style style:name="T21_42" style:family="text">
      <style:text-properties fo:color="#1155cc" style:text-underline-style="solid" style:text-underline-color="font-color"/>
    </style:style>
    <style:style style:name="T21_43" style:family="text"/>
    <style:style style:name="T21_44" style:family="text">
      <style:text-properties fo:color="#1155cc" style:text-underline-style="solid" style:text-underline-color="font-color"/>
    </style:style>
    <style:style style:name="T21_45" style:family="text"/>
    <style:style style:name="T21_46" style:family="text">
      <style:text-properties fo:color="#1155cc" style:text-underline-style="solid" style:text-underline-color="font-color"/>
    </style:style>
    <style:style style:name="T21_47" style:family="text"/>
    <style:style style:name="T21_48" style:family="text">
      <style:text-properties fo:color="#1155cc" style:text-underline-style="solid" style:text-underline-color="font-color"/>
    </style:style>
    <style:style style:name="T21_49" style:family="text"/>
    <style:style style:name="T21_50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T23_19" style:family="text"/>
    <style:style style:name="T23_20" style:family="text">
      <style:text-properties fo:color="#1155cc" style:text-underline-style="solid" style:text-underline-color="font-color"/>
    </style:style>
    <style:style style:name="T23_21" style:family="text"/>
    <style:style style:name="T23_22" style:family="text">
      <style:text-properties fo:color="#1155cc" style:text-underline-style="solid" style:text-underline-color="font-color"/>
    </style:style>
    <style:style style:name="T23_23" style:family="text"/>
    <style:style style:name="T23_24" style:family="text">
      <style:text-properties fo:color="#1155cc" style:text-underline-style="solid" style:text-underline-color="font-color"/>
    </style:style>
    <style:style style:name="T23_25" style:family="text"/>
    <style:style style:name="T23_26" style:family="text">
      <style:text-properties fo:color="#1155cc" style:text-underline-style="solid" style:text-underline-color="font-color"/>
    </style:style>
    <style:style style:name="T23_27" style:family="text"/>
    <style:style style:name="T23_28" style:family="text">
      <style:text-properties fo:color="#1155cc" style:text-underline-style="solid" style:text-underline-color="font-color"/>
    </style:style>
    <style:style style:name="T23_29" style:family="text"/>
    <style:style style:name="T23_30" style:family="text">
      <style:text-properties fo:color="#1155cc" style:text-underline-style="solid" style:text-underline-color="font-color"/>
    </style:style>
    <style:style style:name="T23_31" style:family="text"/>
    <style:style style:name="T23_32" style:family="text">
      <style:text-properties fo:color="#1155cc" style:text-underline-style="solid" style:text-underline-color="font-color"/>
    </style:style>
    <style:style style:name="T23_33" style:family="text"/>
    <style:style style:name="T23_34" style:family="text">
      <style:text-properties fo:color="#1155cc" style:text-underline-style="solid" style:text-underline-color="font-color"/>
    </style:style>
    <style:style style:name="T23_35" style:family="text"/>
    <style:style style:name="T23_36" style:family="text">
      <style:text-properties fo:color="#1155cc" style:text-underline-style="solid" style:text-underline-color="font-color"/>
    </style:style>
    <style:style style:name="T23_37" style:family="text"/>
    <style:style style:name="T23_38" style:family="text">
      <style:text-properties fo:color="#1155cc" style:text-underline-style="solid" style:text-underline-color="font-color"/>
    </style:style>
    <style:style style:name="T23_39" style:family="text"/>
    <style:style style:name="T23_40" style:family="text">
      <style:text-properties fo:color="#1155cc" style:text-underline-style="solid" style:text-underline-color="font-color"/>
    </style:style>
    <style:style style:name="T23_41" style:family="text"/>
    <style:style style:name="T23_42" style:family="text">
      <style:text-properties fo:color="#1155cc" style:text-underline-style="solid" style:text-underline-color="font-color"/>
    </style:style>
    <style:style style:name="T23_43" style:family="text"/>
    <style:style style:name="T23_44" style:family="text">
      <style:text-properties fo:color="#1155cc" style:text-underline-style="solid" style:text-underline-color="font-color"/>
    </style:style>
    <style:style style:name="T23_45" style:family="text"/>
    <style:style style:name="T23_46" style:family="text">
      <style:text-properties fo:color="#1155cc" style:text-underline-style="solid" style:text-underline-color="font-color"/>
    </style:style>
    <style:style style:name="T23_47" style:family="text"/>
    <style:style style:name="T23_48" style:family="text">
      <style:text-properties fo:color="#1155cc" style:text-underline-style="solid" style:text-underline-color="font-color"/>
    </style:style>
    <style:style style:name="T23_49" style:family="text"/>
    <style:style style:name="T23_50" style:family="text">
      <style:text-properties fo:color="#1155cc" style:text-underline-style="solid" style:text-underline-color="font-color"/>
    </style:style>
    <style:style style:name="T23_51" style:family="text"/>
    <style:style style:name="T23_52" style:family="text">
      <style:text-properties fo:color="#1155cc" style:text-underline-style="solid" style:text-underline-color="font-color"/>
    </style:style>
    <style:style style:name="T23_53" style:family="text"/>
    <style:style style:name="T23_54" style:family="text">
      <style:text-properties fo:color="#1155cc" style:text-underline-style="solid" style:text-underline-color="font-color"/>
    </style:style>
    <style:style style:name="T23_55" style:family="text"/>
    <style:style style:name="T23_56" style:family="text">
      <style:text-properties fo:color="#1155cc" style:text-underline-style="solid" style:text-underline-color="font-color"/>
    </style:style>
    <style:style style:name="T23_57" style:family="text"/>
    <style:style style:name="T23_58" style:family="text">
      <style:text-properties fo:color="#1155cc" style:text-underline-style="solid" style:text-underline-color="font-color"/>
    </style:style>
    <style:style style:name="T23_59" style:family="text"/>
    <style:style style:name="T23_60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>
      <style:text-properties fo:font-weight="bold" style:font-weight-asian="bold" style:font-weight-complex="bold"/>
    </style:style>
    <style:style style:name="T25_28" style:family="text">
      <style:text-properties fo:font-weight="bold" style:font-weight-asian="bold" style:font-weight-complex="bold"/>
    </style:style>
    <style:style style:name="T25_29" style:family="text">
      <style:text-properties fo:font-weight="bold" style:font-weight-asian="bold" style:font-weight-complex="bold"/>
    </style:style>
    <style:style style:name="T25_30" style:family="text">
      <style:text-properties fo:font-weight="bold" style:font-weight-asian="bold" style:font-weight-complex="bold"/>
    </style:style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tyle="italic" style:font-style-asian="italic" style:font-style-complex="italic"/>
    </style:style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/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>
      <style:text-properties fo:color="#1155cc" style:text-underline-style="solid" style:text-underline-color="font-color"/>
    </style:style>
    <style:style style:name="T32_11" style:family="text"/>
    <style:style style:name="T32_12" style:family="text">
      <style:text-properties fo:color="#1155cc" style:text-underline-style="solid" style:text-underline-color="font-color"/>
    </style:style>
    <style:style style:name="T32_13" style:family="text"/>
    <style:style style:name="T32_14" style:family="text">
      <style:text-properties fo:color="#1155cc" style:text-underline-style="solid" style:text-underline-color="font-color"/>
    </style:style>
    <style:style style:name="T32_15" style:family="text"/>
    <style:style style:name="T32_16" style:family="text">
      <style:text-properties fo:color="#1155cc" style:text-underline-style="solid" style:text-underline-color="font-color"/>
    </style:style>
    <style:style style:name="T32_17" style:family="text"/>
    <style:style style:name="T32_18" style:family="text">
      <style:text-properties fo:color="#1155cc" style:text-underline-style="solid" style:text-underline-color="font-color"/>
    </style:style>
    <style:style style:name="T32_19" style:family="text"/>
    <style:style style:name="T32_20" style:family="text">
      <style:text-properties fo:color="#1155cc" style:text-underline-style="solid" style:text-underline-color="font-color"/>
    </style:style>
    <style:style style:name="T32_21" style:family="text"/>
    <style:style style:name="T32_22" style:family="text">
      <style:text-properties fo:color="#1155cc" style:text-underline-style="solid" style:text-underline-color="font-color"/>
    </style:style>
    <style:style style:name="T32_23" style:family="text"/>
    <style:style style:name="T32_24" style:family="text">
      <style:text-properties fo:color="#1155cc" style:text-underline-style="solid" style:text-underline-color="font-color"/>
    </style:style>
    <style:style style:name="T32_25" style:family="text"/>
    <style:style style:name="T32_26" style:family="text">
      <style:text-properties fo:color="#1155cc" style:text-underline-style="solid" style:text-underline-color="font-color"/>
    </style:style>
    <style:style style:name="T32_27" style:family="text"/>
    <style:style style:name="T32_28" style:family="text">
      <style:text-properties fo:color="#1155cc" style:text-underline-style="solid" style:text-underline-color="font-color"/>
    </style:style>
    <style:style style:name="T32_29" style:family="text"/>
    <style:style style:name="T32_30" style:family="text">
      <style:text-properties fo:color="#1155cc" style:text-underline-style="solid" style:text-underline-color="font-color"/>
    </style:style>
    <style:style style:name="T32_31" style:family="text"/>
    <style:style style:name="T32_3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tyle="italic" style:font-style-asian="italic" style:font-style-complex="italic"/>
    </style:style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tyle="italic" style:font-style-asian="italic" style:font-style-complex="italic"/>
    </style:style>
    <style:style style:name="T34_2" style:family="text">
      <style:text-properties fo:font-style="italic" style:font-style-asian="italic" style:font-style-complex="italic"/>
    </style:style>
    <style:style style:name="T34_3" style:family="text">
      <style:text-properties fo:font-style="italic" style:font-style-asian="italic" style:font-style-complex="italic"/>
    </style:style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tyle="italic" style:font-style-asian="italic" style:font-style-complex="italic"/>
    </style:style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>
      <style:text-properties fo:color="#1155cc" style:text-underline-style="solid" style:text-underline-color="font-color"/>
    </style:style>
    <style:style style:name="T41_17" style:family="text"/>
    <style:style style:name="T41_18" style:family="text">
      <style:text-properties fo:color="#1155cc" style:text-underline-style="solid" style:text-underline-color="font-color"/>
    </style:style>
    <style:style style:name="T41_19" style:family="text"/>
    <style:style style:name="T41_20" style:family="text">
      <style:text-properties fo:color="#1155cc" style:text-underline-style="solid" style:text-underline-color="font-color"/>
    </style:style>
    <style:style style:name="T41_21" style:family="text"/>
    <style:style style:name="T41_22" style:family="text">
      <style:text-properties fo:color="#1155cc" style:text-underline-style="solid" style:text-underline-color="font-color"/>
    </style:style>
    <style:style style:name="T41_23" style:family="text"/>
    <style:style style:name="T41_24" style:family="text">
      <style:text-properties fo:color="#1155cc" style:text-underline-style="solid" style:text-underline-color="font-color"/>
    </style:style>
    <style:style style:name="T41_25" style:family="text"/>
    <style:style style:name="T41_26" style:family="text">
      <style:text-properties fo:color="#1155cc" style:text-underline-style="solid" style:text-underline-color="font-color"/>
    </style:style>
    <style:style style:name="T41_27" style:family="text"/>
    <style:style style:name="T41_28" style:family="text">
      <style:text-properties fo:color="#1155cc" style:text-underline-style="solid" style:text-underline-color="font-color"/>
    </style:style>
    <style:style style:name="T41_29" style:family="text"/>
    <style:style style:name="T41_30" style:family="text">
      <style:text-properties fo:color="#1155cc" style:text-underline-style="solid" style:text-underline-color="font-color"/>
    </style:style>
    <style:style style:name="T41_31" style:family="text"/>
    <style:style style:name="T41_32" style:family="text">
      <style:text-properties fo:color="#1155cc" style:text-underline-style="solid" style:text-underline-color="font-color"/>
    </style:style>
    <style:style style:name="T41_33" style:family="text"/>
    <style:style style:name="T41_34" style:family="text">
      <style:text-properties fo:color="#1155cc" style:text-underline-style="solid" style:text-underline-color="font-color"/>
    </style:style>
    <style:style style:name="T41_35" style:family="text"/>
    <style:style style:name="T41_36" style:family="text">
      <style:text-properties fo:color="#1155cc" style:text-underline-style="solid" style:text-underline-color="font-color"/>
    </style:style>
    <style:style style:name="T41_37" style:family="text"/>
    <style:style style:name="T41_38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T43_21" style:family="text"/>
    <style:style style:name="T43_22" style:family="text">
      <style:text-properties fo:color="#1155cc" style:text-underline-style="solid" style:text-underline-color="font-color"/>
    </style:style>
    <style:style style:name="T43_23" style:family="text"/>
    <style:style style:name="T43_24" style:family="text">
      <style:text-properties fo:color="#1155cc" style:text-underline-style="solid" style:text-underline-color="font-color"/>
    </style:style>
    <style:style style:name="T43_25" style:family="text"/>
    <style:style style:name="T43_26" style:family="text">
      <style:text-properties fo:color="#1155cc" style:text-underline-style="solid" style:text-underline-color="font-color"/>
    </style:style>
    <style:style style:name="T43_27" style:family="text"/>
    <style:style style:name="T43_28" style:family="text">
      <style:text-properties fo:color="#1155cc" style:text-underline-style="solid" style:text-underline-color="font-color"/>
    </style:style>
    <style:style style:name="T43_29" style:family="text"/>
    <style:style style:name="T43_30" style:family="text">
      <style:text-properties fo:color="#1155cc" style:text-underline-style="solid" style:text-underline-color="font-color"/>
    </style:style>
    <style:style style:name="T43_31" style:family="text"/>
    <style:style style:name="T43_32" style:family="text">
      <style:text-properties fo:color="#1155cc" style:text-underline-style="solid" style:text-underline-color="font-color"/>
    </style:style>
    <style:style style:name="T43_33" style:family="text"/>
    <style:style style:name="T43_34" style:family="text">
      <style:text-properties fo:color="#1155cc" style:text-underline-style="solid" style:text-underline-color="font-color"/>
    </style:style>
    <style:style style:name="T43_35" style:family="text"/>
    <style:style style:name="T43_36" style:family="text">
      <style:text-properties fo:color="#1155cc" style:text-underline-style="solid" style:text-underline-color="font-color"/>
    </style:style>
    <style:style style:name="T43_37" style:family="text"/>
    <style:style style:name="T43_38" style:family="text">
      <style:text-properties fo:color="#1155cc" style:text-underline-style="solid" style:text-underline-color="font-color"/>
    </style:style>
    <style:style style:name="T43_39" style:family="text"/>
    <style:style style:name="T43_40" style:family="text">
      <style:text-properties fo:color="#1155cc" style:text-underline-style="solid" style:text-underline-color="font-color"/>
    </style:style>
    <style:style style:name="T43_41" style:family="text"/>
    <style:style style:name="T43_42" style:family="text">
      <style:text-properties fo:color="#1155cc" style:text-underline-style="solid" style:text-underline-color="font-color"/>
    </style:style>
    <style:style style:name="T43_43" style:family="text"/>
    <style:style style:name="T43_44" style:family="text">
      <style:text-properties fo:color="#1155cc" style:text-underline-style="solid" style:text-underline-color="font-color"/>
    </style:style>
    <style:style style:name="T43_45" style:family="text"/>
    <style:style style:name="T43_46" style:family="text">
      <style:text-properties fo:color="#1155cc" style:text-underline-style="solid" style:text-underline-color="font-color"/>
    </style:style>
    <style:style style:name="T43_47" style:family="text"/>
    <style:style style:name="T43_48" style:family="text">
      <style:text-properties fo:color="#1155cc" style:text-underline-style="solid" style:text-underline-color="font-color"/>
    </style:style>
    <style:style style:name="T43_49" style:family="text"/>
    <style:style style:name="T43_50" style:family="text">
      <style:text-properties fo:color="#1155cc" style:text-underline-style="solid" style:text-underline-color="font-color"/>
    </style:style>
    <style:style style:name="T43_51" style:family="text"/>
    <style:style style:name="T43_52" style:family="text">
      <style:text-properties fo:color="#1155cc" style:text-underline-style="solid" style:text-underline-color="font-color"/>
    </style:style>
    <style:style style:name="T43_53" style:family="text"/>
    <style:style style:name="T43_54" style:family="text">
      <style:text-properties fo:color="#1155cc" style:text-underline-style="solid" style:text-underline-color="font-color"/>
    </style:style>
    <style:style style:name="T43_55" style:family="text"/>
    <style:style style:name="T43_56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tyle="italic" style:font-style-asian="italic" style:font-style-complex="italic"/>
    </style:style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>
      <style:text-properties fo:font-weight="bold" style:font-weight-asian="bold" style:font-weight-complex="bold"/>
    </style:style>
    <style:style style:name="T49_24" style:family="text">
      <style:text-properties fo:font-weight="bold" style:font-weight-asian="bold" style:font-weight-complex="bold"/>
    </style:style>
    <style:style style:name="T49_25" style:family="text">
      <style:text-properties fo:font-weight="bold" style:font-weight-asian="bold" style:font-weight-complex="bold"/>
    </style:style>
    <style:style style:name="T49_26" style:family="text">
      <style:text-properties fo:font-weight="bold" style:font-weight-asian="bold" style:font-weight-complex="bold"/>
    </style:style>
    <style:style style:name="T49_27" style:family="text">
      <style:text-properties fo:font-weight="bold" style:font-weight-asian="bold" style:font-weight-complex="bold"/>
    </style:style>
    <style:style style:name="T49_28" style:family="text">
      <style:text-properties fo:font-weight="bold" style:font-weight-asian="bold" style:font-weight-complex="bold"/>
    </style:style>
    <style:style style:name="T49_29" style:family="text">
      <style:text-properties fo:font-weight="bold" style:font-weight-asian="bold" style:font-weight-complex="bold"/>
    </style:style>
    <style:style style:name="T49_30" style:family="text">
      <style:text-properties fo:font-weight="bold" style:font-weight-asian="bold" style:font-weight-complex="bold"/>
    </style:style>
    <style:style style:name="T49_31" style:family="text">
      <style:text-properties fo:font-weight="bold" style:font-weight-asian="bold" style:font-weight-complex="bold"/>
    </style:style>
    <style:style style:name="T49_32" style:family="text">
      <style:text-properties fo:font-weight="bold" style:font-weight-asian="bold" style:font-weight-complex="bold"/>
    </style:style>
    <style:style style:name="T49_33" style:family="text">
      <style:text-properties fo:font-weight="bold" style:font-weight-asian="bold" style:font-weight-complex="bold"/>
    </style:style>
    <style:style style:name="T49_34" style:family="text">
      <style:text-properties fo:font-weight="bold" style:font-weight-asian="bold" style:font-weight-complex="bold"/>
    </style:style>
    <style:style style:name="T49_35" style:family="text">
      <style:text-properties fo:font-weight="bold" style:font-weight-asian="bold" style:font-weight-complex="bold"/>
    </style:style>
    <style:style style:name="T49_36" style:family="text">
      <style:text-properties fo:font-weight="bold" style:font-weight-asian="bold" style:font-weight-complex="bold"/>
    </style:style>
    <style:style style:name="T49_37" style:family="text">
      <style:text-properties fo:font-weight="bold" style:font-weight-asian="bold" style:font-weight-complex="bold"/>
    </style:style>
    <style:style style:name="T49_38" style:family="text">
      <style:text-properties fo:font-weight="bold" style:font-weight-asian="bold" style:font-weight-complex="bold"/>
    </style:style>
    <style:style style:name="T49_39" style:family="text">
      <style:text-properties fo:font-weight="bold" style:font-weight-asian="bold" style:font-weight-complex="bold"/>
    </style:style>
    <style:style style:name="T49_40" style:family="text">
      <style:text-properties fo:font-weight="bold" style:font-weight-asian="bold" style:font-weight-complex="bold"/>
    </style:style>
    <style:style style:name="T49_41" style:family="text">
      <style:text-properties fo:font-weight="bold" style:font-weight-asian="bold" style:font-weight-complex="bold"/>
    </style:style>
    <style:style style:name="T49_42" style:family="text">
      <style:text-properties fo:font-weight="bold" style:font-weight-asian="bold" style:font-weight-complex="bold"/>
    </style:style>
    <style:style style:name="T49_43" style:family="text">
      <style:text-properties fo:font-weight="bold" style:font-weight-asian="bold" style:font-weight-complex="bold"/>
    </style:style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/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T51_17" style:family="text"/>
    <style:style style:name="T51_18" style:family="text">
      <style:text-properties fo:color="#1155cc" style:text-underline-style="solid" style:text-underline-color="font-color"/>
    </style:style>
    <style:style style:name="T51_19" style:family="text"/>
    <style:style style:name="T51_20" style:family="text">
      <style:text-properties fo:color="#1155cc" style:text-underline-style="solid" style:text-underline-color="font-color"/>
    </style:style>
    <style:style style:name="T51_21" style:family="text"/>
    <style:style style:name="T51_22" style:family="text">
      <style:text-properties fo:color="#1155cc" style:text-underline-style="solid" style:text-underline-color="font-color"/>
    </style:style>
    <style:style style:name="T51_23" style:family="text"/>
    <style:style style:name="T51_24" style:family="text">
      <style:text-properties fo:color="#1155cc" style:text-underline-style="solid" style:text-underline-color="font-color"/>
    </style:style>
    <style:style style:name="T51_25" style:family="text"/>
    <style:style style:name="T51_26" style:family="text">
      <style:text-properties fo:color="#1155cc" style:text-underline-style="solid" style:text-underline-color="font-color"/>
    </style:style>
    <style:style style:name="T51_27" style:family="text"/>
    <style:style style:name="T51_28" style:family="text">
      <style:text-properties fo:color="#1155cc" style:text-underline-style="solid" style:text-underline-color="font-color"/>
    </style:style>
    <style:style style:name="T51_29" style:family="text"/>
    <style:style style:name="T51_30" style:family="text">
      <style:text-properties fo:color="#1155cc" style:text-underline-style="solid" style:text-underline-color="font-color"/>
    </style:style>
    <style:style style:name="T51_31" style:family="text"/>
    <style:style style:name="T51_32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tyle="italic" style:font-style-asian="italic" style:font-style-complex="italic"/>
    </style:style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tyle="italic" style:font-style-asian="italic" style:font-style-complex="italic"/>
    </style:style>
    <style:style style:name="T53_2" style:family="text">
      <style:text-properties fo:font-style="italic" style:font-style-asian="italic" style:font-style-complex="italic"/>
    </style:style>
    <style:style style:name="T53_3" style:family="text">
      <style:text-properties fo:font-style="italic" style:font-style-asian="italic" style:font-style-complex="italic"/>
    </style:style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T54_4" style:family="text">
      <style:text-properties fo:font-style="italic" style:font-style-asian="italic" style:font-style-complex="italic"/>
    </style:style>
    <style:style style:name="T54_5" style:family="text">
      <style:text-properties fo:font-style="italic" style:font-style-asian="italic" style:font-style-complex="italic"/>
    </style:style>
    <style:style style:name="T54_6" style:family="text">
      <style:text-properties fo:font-style="italic" style:font-style-asian="italic" style:font-style-complex="italic"/>
    </style:style>
    <style:style style:name="T54_7" style:family="text">
      <style:text-properties fo:font-style="italic" style:font-style-asian="italic" style:font-style-complex="italic"/>
    </style:style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tyle="italic" style:font-style-asian="italic" style:font-style-complex="italic"/>
    </style:style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tyle="italic" style:font-style-asian="italic" style:font-style-complex="italic"/>
    </style:style>
    <style:style style:name="T60_2" style:family="text">
      <style:text-properties fo:font-style="italic" style:font-style-asian="italic" style:font-style-complex="italic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T62_25" style:family="text"/>
    <style:style style:name="T62_26" style:family="text">
      <style:text-properties fo:color="#1155cc" style:text-underline-style="solid" style:text-underline-color="font-color"/>
    </style:style>
    <style:style style:name="T62_27" style:family="text"/>
    <style:style style:name="T62_28" style:family="text">
      <style:text-properties fo:color="#1155cc" style:text-underline-style="solid" style:text-underline-color="font-color"/>
    </style:style>
    <style:style style:name="T62_29" style:family="text"/>
    <style:style style:name="T62_30" style:family="text">
      <style:text-properties fo:color="#1155cc" style:text-underline-style="solid" style:text-underline-color="font-color"/>
    </style:style>
    <style:style style:name="T62_31" style:family="text"/>
    <style:style style:name="T62_32" style:family="text">
      <style:text-properties fo:color="#1155cc" style:text-underline-style="solid" style:text-underline-color="font-color"/>
    </style:style>
    <style:style style:name="T62_33" style:family="text"/>
    <style:style style:name="T62_34" style:family="text">
      <style:text-properties fo:color="#1155cc" style:text-underline-style="solid" style:text-underline-color="font-color"/>
    </style:style>
    <style:style style:name="T62_35" style:family="text"/>
    <style:style style:name="T62_36" style:family="text">
      <style:text-properties fo:color="#1155cc" style:text-underline-style="solid" style:text-underline-color="font-color"/>
    </style:style>
    <style:style style:name="T62_37" style:family="text"/>
    <style:style style:name="T62_38" style:family="text">
      <style:text-properties fo:color="#1155cc" style:text-underline-style="solid" style:text-underline-color="font-color"/>
    </style:style>
    <style:style style:name="T62_39" style:family="text"/>
    <style:style style:name="T62_40" style:family="text">
      <style:text-properties fo:color="#1155cc" style:text-underline-style="solid" style:text-underline-color="font-color"/>
    </style:style>
    <style:style style:name="T62_41" style:family="text"/>
    <style:style style:name="T62_42" style:family="text">
      <style:text-properties fo:color="#1155cc" style:text-underline-style="solid" style:text-underline-color="font-color"/>
    </style:style>
    <style:style style:name="T62_43" style:family="text"/>
    <style:style style:name="T62_44" style:family="text">
      <style:text-properties fo:color="#1155cc" style:text-underline-style="solid" style:text-underline-color="font-color"/>
    </style:style>
    <style:style style:name="T62_45" style:family="text"/>
    <style:style style:name="T62_46" style:family="text">
      <style:text-properties fo:color="#1155cc" style:text-underline-style="solid" style:text-underline-color="font-color"/>
    </style:style>
    <style:style style:name="T62_47" style:family="text"/>
    <style:style style:name="T62_48" style:family="text">
      <style:text-properties fo:color="#1155cc" style:text-underline-style="solid" style:text-underline-color="font-color"/>
    </style:style>
    <style:style style:name="T62_49" style:family="text"/>
    <style:style style:name="T62_50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T64_22" style:family="text">
      <style:text-properties fo:color="#1155cc" style:text-underline-style="solid" style:text-underline-color="font-color"/>
    </style:style>
    <style:style style:name="T64_23" style:family="text"/>
    <style:style style:name="T64_24" style:family="text">
      <style:text-properties fo:color="#1155cc" style:text-underline-style="solid" style:text-underline-color="font-color"/>
    </style:style>
    <style:style style:name="T64_25" style:family="text"/>
    <style:style style:name="T64_26" style:family="text">
      <style:text-properties fo:color="#1155cc" style:text-underline-style="solid" style:text-underline-color="font-color"/>
    </style:style>
    <style:style style:name="T64_27" style:family="text"/>
    <style:style style:name="T64_28" style:family="text">
      <style:text-properties fo:color="#1155cc" style:text-underline-style="solid" style:text-underline-color="font-color"/>
    </style:style>
    <style:style style:name="T64_29" style:family="text"/>
    <style:style style:name="T64_30" style:family="text">
      <style:text-properties fo:color="#1155cc" style:text-underline-style="solid" style:text-underline-color="font-color"/>
    </style:style>
    <style:style style:name="T64_31" style:family="text"/>
    <style:style style:name="T64_32" style:family="text">
      <style:text-properties fo:color="#1155cc" style:text-underline-style="solid" style:text-underline-color="font-color"/>
    </style:style>
    <style:style style:name="T64_33" style:family="text"/>
    <style:style style:name="T64_34" style:family="text">
      <style:text-properties fo:color="#1155cc" style:text-underline-style="solid" style:text-underline-color="font-color"/>
    </style:style>
    <style:style style:name="T64_35" style:family="text"/>
    <style:style style:name="T64_36" style:family="text">
      <style:text-properties fo:color="#1155cc" style:text-underline-style="solid" style:text-underline-color="font-color"/>
    </style:style>
    <style:style style:name="T64_37" style:family="text"/>
    <style:style style:name="T64_38" style:family="text">
      <style:text-properties fo:color="#1155cc" style:text-underline-style="solid" style:text-underline-color="font-color"/>
    </style:style>
    <style:style style:name="T64_39" style:family="text"/>
    <style:style style:name="T64_40" style:family="text">
      <style:text-properties fo:color="#1155cc" style:text-underline-style="solid" style:text-underline-color="font-color"/>
    </style:style>
    <style:style style:name="T64_41" style:family="text"/>
    <style:style style:name="T64_42" style:family="text">
      <style:text-properties fo:color="#1155cc" style:text-underline-style="solid" style:text-underline-color="font-color"/>
    </style:style>
    <style:style style:name="T64_43" style:family="text"/>
    <style:style style:name="T64_44" style:family="text">
      <style:text-properties fo:color="#1155cc" style:text-underline-style="solid" style:text-underline-color="font-color"/>
    </style:style>
    <style:style style:name="T64_45" style:family="text"/>
    <style:style style:name="T64_46" style:family="text">
      <style:text-properties fo:color="#1155cc" style:text-underline-style="solid" style:text-underline-color="font-color"/>
    </style:style>
    <style:style style:name="T64_47" style:family="text"/>
    <style:style style:name="T64_48" style:family="text">
      <style:text-properties fo:color="#1155cc" style:text-underline-style="solid" style:text-underline-color="font-color"/>
    </style:style>
    <style:style style:name="T64_49" style:family="text"/>
    <style:style style:name="T64_50" style:family="text">
      <style:text-properties fo:color="#1155cc" style:text-underline-style="solid" style:text-underline-color="font-color"/>
    </style:style>
    <style:style style:name="T64_51" style:family="text"/>
    <style:style style:name="T64_52" style:family="text">
      <style:text-properties fo:color="#1155cc" style:text-underline-style="solid" style:text-underline-color="font-color"/>
    </style:style>
    <style:style style:name="T64_53" style:family="text"/>
    <style:style style:name="T64_54" style:family="text">
      <style:text-properties fo:color="#1155cc" style:text-underline-style="solid" style:text-underline-color="font-color"/>
    </style:style>
    <style:style style:name="T64_55" style:family="text"/>
    <style:style style:name="T64_56" style:family="text">
      <style:text-properties fo:color="#1155cc" style:text-underline-style="solid" style:text-underline-color="font-color"/>
    </style:style>
    <style:style style:name="T64_57" style:family="text"/>
    <style:style style:name="T64_58" style:family="text">
      <style:text-properties fo:color="#1155cc" style:text-underline-style="solid" style:text-underline-color="font-color"/>
    </style:style>
    <style:style style:name="T64_59" style:family="text"/>
    <style:style style:name="T64_60" style:family="text">
      <style:text-properties fo:color="#1155cc" style:text-underline-style="solid" style:text-underline-color="font-color"/>
    </style:style>
    <style:style style:name="T64_61" style:family="text"/>
    <style:style style:name="T64_62" style:family="text">
      <style:text-properties fo:color="#1155cc" style:text-underline-style="solid" style:text-underline-color="font-color"/>
    </style:style>
    <style:style style:name="T64_63" style:family="text"/>
    <style:style style:name="T64_64" style:family="text">
      <style:text-properties fo:color="#1155cc" style:text-underline-style="solid" style:text-underline-color="font-color"/>
    </style:style>
    <style:style style:name="T64_65" style:family="text"/>
    <style:style style:name="T64_66" style:family="text">
      <style:text-properties fo:color="#1155cc" style:text-underline-style="solid" style:text-underline-color="font-color"/>
    </style:style>
    <style:style style:name="T64_67" style:family="text"/>
    <style:style style:name="T64_68" style:family="text">
      <style:text-properties fo:color="#1155cc" style:text-underline-style="solid" style:text-underline-color="font-color"/>
    </style:style>
    <style:style style:name="T64_69" style:family="text"/>
    <style:style style:name="T64_70" style:family="text">
      <style:text-properties fo:color="#1155cc" style:text-underline-style="solid" style:text-underline-color="font-color"/>
    </style:style>
    <style:style style:name="T64_71" style:family="text"/>
    <style:style style:name="T64_72" style:family="text">
      <style:text-properties fo:color="#1155cc" style:text-underline-style="solid" style:text-underline-color="font-color"/>
    </style:style>
    <style:style style:name="T64_73" style:family="text"/>
    <style:style style:name="T64_74" style:family="text">
      <style:text-properties fo:color="#1155cc" style:text-underline-style="solid" style:text-underline-color="font-color"/>
    </style:style>
    <style:style style:name="T64_75" style:family="text"/>
    <style:style style:name="T64_76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iBoardbot</text:span><text:span text:style-name="T2_2"><text:s/></text:span><text:span text:style-name="T2_3">API</text:span><text:span text:style-name="T2_4"><text:s/></text:span><text:span text:style-name="T2_5">v</text:span><text:span text:style-name="T2_6">1.0<text:s/></text:span><text:span text:style-name="T2_7">specification</text:span></text:p>
      <text:p text:style-name="P3"/>
      <text:p text:style-name="P4"><text:span text:style-name="T4_1">This</text:span><text:span text:style-name="T4_2"><text:s/></text:span><text:span text:style-name="T4_3">is</text:span><text:span text:style-name="T4_4"><text:s/></text:span><text:span text:style-name="T4_5">the</text:span><text:span text:style-name="T4_6"><text:s/></text:span><text:span text:style-name="T4_7">documentation</text:span><text:span text:style-name="T4_8"><text:s/></text:span><text:span text:style-name="T4_9">of</text:span><text:span text:style-name="T4_10"><text:s/></text:span><text:span text:style-name="T4_11">the</text:span><text:span text:style-name="T4_12"><text:s/></text:span><text:span text:style-name="T4_13">first</text:span><text:span text:style-name="T4_14"><text:s/></text:span><text:span text:style-name="T4_15">version</text:span><text:span text:style-name="T4_16"><text:s/></text:span><text:span text:style-name="T4_17">of</text:span><text:span text:style-name="T4_18"><text:s/></text:span><text:span text:style-name="T4_19">the</text:span><text:span text:style-name="T4_20"><text:s/></text:span><text:span text:style-name="T4_21">iBoardbot</text:span><text:span text:style-name="T4_22"><text:s/></text:span><text:span text:style-name="T4_23">API</text:span><text:span text:style-name="T4_24">.<text:s/></text:span><text:span text:style-name="T4_25">In</text:span><text:span text:style-name="T4_26"><text:s/></text:span><text:span text:style-name="T4_27">order</text:span><text:span text:style-name="T4_28"><text:s/></text:span><text:span text:style-name="T4_29">to</text:span><text:span text:style-name="T4_30"><text:s/></text:span><text:span text:style-name="T4_31">use</text:span><text:span text:style-name="T4_32"><text:s/></text:span><text:span text:style-name="T4_33">the</text:span><text:span text:style-name="T4_34"><text:s/></text:span><text:span text:style-name="T4_35">API</text:span><text:span text:style-name="T4_36"><text:s/></text:span><text:span text:style-name="T4_37">you</text:span><text:span text:style-name="T4_38"><text:s/></text:span><text:span text:style-name="T4_39">need</text:span><text:span text:style-name="T4_40"><text:s/></text:span><text:span text:style-name="T4_41">to</text:span><text:span text:style-name="T4_42"><text:s/></text:span><text:span text:style-name="T4_43">have</text:span><text:span text:style-name="T4_44"><text:s/></text:span><text:span text:style-name="T4_45">an</text:span><text:span text:style-name="T4_46"><text:s/></text:span><text:span text:style-name="T4_47">APPID</text:span><text:span text:style-name="T4_48"><text:s/></text:span><text:span text:style-name="T4_49">identifier</text:span><text:span text:style-name="T4_50"><text:s/></text:span><text:span text:style-name="T4_51">for</text:span><text:span text:style-name="T4_52"><text:s/></text:span><text:span text:style-name="T4_53">your</text:span><text:span text:style-name="T4_54"><text:s/></text:span><text:span text:style-name="T4_55">iBoardbot</text:span><text:span text:style-name="T4_56">.<text:s/></text:span><text:span text:style-name="T4_57">You</text:span><text:span text:style-name="T4_58"><text:s/></text:span><text:span text:style-name="T4_59">can</text:span><text:span text:style-name="T4_60"><text:s/></text:span><text:span text:style-name="T4_61">get</text:span><text:span text:style-name="T4_62"><text:s/></text:span><text:span text:style-name="T4_63">your</text:span><text:span text:style-name="T4_64"><text:s/></text:span><text:span text:style-name="T4_65">APPID</text:span><text:span text:style-name="T4_66"><text:s/></text:span><text:span text:style-name="T4_67">from</text:span><text:span text:style-name="T4_68"><text:s/></text:span><text:span text:style-name="T4_69">the</text:span><text:span text:style-name="T4_70"><text:s/></text:span><text:span text:style-name="T4_71">APP</text:span><text:span text:style-name="T4_72"><text:s/></text:span><text:span text:style-name="T4_73">settings</text:span><text:span text:style-name="T4_74"><text:s/></text:span><text:span text:style-name="T4_75">page</text:span><text:span text:style-name="T4_76"><text:s/>(</text:span><text:span text:style-name="T4_77">access</text:span><text:span text:style-name="T4_78"><text:s/></text:span><text:span text:style-name="T4_79">via</text:span><text:span text:style-name="T4_80"><text:s/></text:span><text:span text:style-name="T4_81">the</text:span><text:span text:style-name="T4_82"><text:s/></text:span><text:span text:style-name="T4_83">small</text:span><text:span text:style-name="T4_84"><text:s/></text:span><text:span text:style-name="T4_85">gear</text:span><text:span text:style-name="T4_86"><text:s/></text:span><text:span text:style-name="T4_87">wheel</text:span><text:span text:style-name="T4_88"><text:s/></text:span><text:span text:style-name="T4_89">on</text:span><text:span text:style-name="T4_90"><text:s/></text:span><text:span text:style-name="T4_91">the</text:span><text:span text:style-name="T4_92"><text:s/></text:span><text:span text:style-name="T4_93">bottom</text:span><text:span text:style-name="T4_94"><text:s/></text:span><text:span text:style-name="T4_95">of</text:span><text:span text:style-name="T4_96"><text:s/></text:span><text:span text:style-name="T4_97">the</text:span><text:span text:style-name="T4_98"><text:s/></text:span><text:span text:style-name="T4_99">page</text:span><text:span text:style-name="T4_100">).<text:s/></text:span><text:span text:style-name="T4_101">Generate</text:span><text:span text:style-name="T4_102"><text:s/></text:span><text:span text:style-name="T4_103">as</text:span><text:span text:style-name="T4_104"><text:s/></text:span><text:span text:style-name="T4_105">many</text:span><text:span text:style-name="T4_106"><text:s/></text:span><text:span text:style-name="T4_107">different</text:span><text:span text:style-name="T4_108"><text:s/></text:span><text:span text:style-name="T4_109">APPIDs</text:span><text:span text:style-name="T4_110"><text:s/></text:span><text:span text:style-name="T4_111">for</text:span><text:span text:style-name="T4_112"><text:s/></text:span><text:span text:style-name="T4_113">your</text:span><text:span text:style-name="T4_114"><text:s/></text:span><text:span text:style-name="T4_115">iBoardbot</text:span><text:span text:style-name="T4_116"><text:s/></text:span><text:span text:style-name="T4_117">as</text:span><text:span text:style-name="T4_118"><text:s/></text:span><text:span text:style-name="T4_119">you</text:span><text:span text:style-name="T4_120"><text:s/></text:span><text:span text:style-name="T4_121">want</text:span><text:span text:style-name="T4_122"><text:s/></text:span><text:span text:style-name="T4_123">for</text:span><text:span text:style-name="T4_124"><text:s/></text:span><text:span text:style-name="T4_125">different</text:span><text:span text:style-name="T4_126"><text:s/></text:span><text:span text:style-name="T4_127">applications</text:span><text:span text:style-name="T4_128">.<text:s/></text:span><text:span text:style-name="T4_129">It</text:span><text:span text:style-name="T4_130">'</text:span><text:span text:style-name="T4_131">s</text:span><text:span text:style-name="T4_132"><text:s/></text:span><text:span text:style-name="T4_133">recommended</text:span><text:span text:style-name="T4_134"><text:s/></text:span><text:span text:style-name="T4_135">to</text:span><text:span text:style-name="T4_136"><text:s/></text:span><text:span text:style-name="T4_137">generate</text:span><text:span text:style-name="T4_138"><text:s/></text:span><text:span text:style-name="T4_139">a</text:span><text:span text:style-name="T4_140"><text:s/></text:span><text:span text:style-name="T4_141">new</text:span><text:span text:style-name="T4_142"><text:s/></text:span><text:span text:style-name="T4_143">APPID</text:span><text:span text:style-name="T4_144"><text:s/></text:span><text:span text:style-name="T4_145">specific</text:span><text:span text:style-name="T4_146"><text:s/></text:span><text:span text:style-name="T4_147">for</text:span><text:span text:style-name="T4_148"><text:s/></text:span><text:span text:style-name="T4_149">your</text:span><text:span text:style-name="T4_150"><text:s/></text:span><text:span text:style-name="T4_151">API</text:span><text:span text:style-name="T4_152">.<text:s/></text:span><text:span text:style-name="T4_153">Do</text:span><text:span text:style-name="T4_154"><text:s/></text:span><text:span text:style-name="T4_155">this</text:span><text:span text:style-name="T4_156"><text:s/></text:span><text:span text:style-name="T4_157">on</text:span><text:span text:style-name="T4_158"><text:s/></text:span><text:span text:style-name="T4_159">the</text:span><text:span text:style-name="T4_160"><text:s/></text:span><text:span text:style-name="T4_161"><text:a xlink:type="simple" xlink:href="http://ibbapp.jjrobots.com/ureg/uadmin.php"><text:span text:style-name="T4_162">Admin</text:span></text:a></text:span><text:span text:style-name="T4_163"><text:a xlink:type="simple" xlink:href="http://ibbapp.jjrobots.com/ureg/uadmin.php"><text:span text:style-name="T4_164"><text:s/></text:span></text:a></text:span><text:span text:style-name="T4_165"><text:a xlink:type="simple" xlink:href="http://ibbapp.jjrobots.com/ureg/uadmin.php"><text:span text:style-name="T4_166">page</text:span></text:a></text:span><text:span text:style-name="T4_167"><text:s/>(</text:span><text:span text:style-name="T4_168">at</text:span><text:span text:style-name="T4_169"><text:s/></text:span><text:span text:style-name="T4_170">the</text:span><text:span text:style-name="T4_171"><text:s/></text:span><text:span text:style-name="T4_172">bottom</text:span><text:span text:style-name="T4_173"><text:s/></text:span><text:span text:style-name="T4_174">of</text:span><text:span text:style-name="T4_175"><text:s/></text:span><text:span text:style-name="T4_176">the</text:span><text:span text:style-name="T4_177"><text:s/></text:span><text:span text:style-name="T4_178">page</text:span><text:span text:style-name="T4_179"><text:s/></text:span><text:span text:style-name="T4_180">populate</text:span><text:span text:style-name="T4_181"><text:s/></text:span><text:span text:style-name="T4_182">the</text:span><text:span text:style-name="T4_183"><text:s/></text:span><text:span text:style-name="T4_184">name</text:span><text:span text:style-name="T4_185"><text:s/></text:span><text:span text:style-name="T4_186">field</text:span><text:span text:style-name="T4_187"><text:s/></text:span><text:span text:style-name="T4_188">for</text:span><text:span text:style-name="T4_189"><text:s/></text:span><text:span text:style-name="T4_190">your</text:span><text:span text:style-name="T4_191"><text:s/></text:span><text:span text:style-name="T4_192">new</text:span><text:span text:style-name="T4_193"><text:s/></text:span><text:span text:style-name="T4_194">APPID</text:span><text:span text:style-name="T4_195"><text:s/></text:span><text:span text:style-name="T4_196">and</text:span><text:span text:style-name="T4_197"><text:s/></text:span><text:span text:style-name="T4_198">press</text:span><text:span text:style-name="T4_199"><text:s/></text:span><text:span text:style-name="T4_200">the</text:span><text:span text:style-name="T4_201"><text:s/></text:span><text:span text:style-name="T4_202">green</text:span><text:span text:style-name="T4_203"><text:s/></text:span><text:span text:style-name="T4_204">button</text:span><text:span text:style-name="T4_205">).</text:span></text:p>
      <text:p text:style-name="P5"/>
      <text:p text:style-name="P6"><text:span text:style-name="T6_1">API</text:span><text:span text:style-name="T6_2"><text:s/></text:span><text:span text:style-name="T6_3">Functions</text:span></text:p>
      <text:p text:style-name="P7"/>
      <text:p text:style-name="P8"/>
      <text:list text:style-name="LS1" xml:id="list0">
        <text:list-item>
          <text:p text:style-name="P9"><text:span text:style-name="T9_1">TEXT</text:span><text:span text:style-name="T9_2">:</text:span></text:p>
        </text:list-item>
      </text:list>
      <text:p text:style-name="P10"/>
      <text:p text:style-name="P11"><text:span text:style-name="T11_1">Description</text:span><text:span text:style-name="T11_2">:<text:s/></text:span><text:span text:style-name="T11_3">This</text:span><text:span text:style-name="T11_4"><text:s/></text:span><text:span text:style-name="T11_5">function</text:span><text:span text:style-name="T11_6"><text:s/></text:span><text:span text:style-name="T11_7">will</text:span><text:span text:style-name="T11_8"><text:s/></text:span><text:span text:style-name="T11_9">let</text:span><text:span text:style-name="T11_10"><text:s/></text:span><text:span text:style-name="T11_11">you</text:span><text:span text:style-name="T11_12"><text:s/></text:span><text:span text:style-name="T11_13">write</text:span><text:span text:style-name="T11_14"><text:s/></text:span><text:span text:style-name="T11_15">a</text:span><text:span text:style-name="T11_16"><text:s/></text:span><text:span text:style-name="T11_17">text</text:span><text:span text:style-name="T11_18"><text:s/></text:span><text:span text:style-name="T11_19">on</text:span><text:span text:style-name="T11_20"><text:s/></text:span><text:span text:style-name="T11_21">the</text:span><text:span text:style-name="T11_22"><text:s/></text:span><text:span text:style-name="T11_23">iboardbot</text:span><text:span text:style-name="T11_24">.<text:s/></text:span><text:span text:style-name="T11_25">You</text:span><text:span text:style-name="T11_26"><text:s/></text:span><text:span text:style-name="T11_27">can</text:span><text:span text:style-name="T11_28"><text:s/></text:span><text:span text:style-name="T11_29">use</text:span><text:span text:style-name="T11_30"><text:s/></text:span><text:span text:style-name="T11_31">it</text:span><text:span text:style-name="T11_32"><text:s/></text:span><text:span text:style-name="T11_33">in</text:span><text:span text:style-name="T11_34"><text:s/></text:span><text:span text:style-name="T11_35">automatic</text:span><text:span text:style-name="T11_36"><text:s/></text:span><text:span text:style-name="T11_37">mode</text:span><text:span text:style-name="T11_38"><text:s/>(</text:span><text:span text:style-name="T11_39">so</text:span><text:span text:style-name="T11_40"><text:s/></text:span><text:span text:style-name="T11_41">the</text:span><text:span text:style-name="T11_42"><text:s/></text:span><text:span text:style-name="T11_43">server</text:span><text:span text:style-name="T11_44"><text:s/></text:span><text:span text:style-name="T11_45">dynamically</text:span><text:span text:style-name="T11_46"><text:s/></text:span><text:span text:style-name="T11_47">adapts</text:span><text:span text:style-name="T11_48"><text:s/></text:span><text:span text:style-name="T11_49">the</text:span><text:span text:style-name="T11_50"><text:s/></text:span><text:span text:style-name="T11_51">text</text:span><text:span text:style-name="T11_52"><text:s/></text:span><text:span text:style-name="T11_53">size</text:span><text:span text:style-name="T11_54"><text:s/></text:span><text:span text:style-name="T11_55">and</text:span><text:span text:style-name="T11_56"><text:s/></text:span><text:span text:style-name="T11_57">number</text:span><text:span text:style-name="T11_58"><text:s/></text:span><text:span text:style-name="T11_59">of</text:span><text:span text:style-name="T11_60"><text:s/></text:span><text:span text:style-name="T11_61">lines</text:span><text:span text:style-name="T11_62">)<text:s/></text:span><text:span text:style-name="T11_63">or</text:span><text:span text:style-name="T11_64"><text:s/></text:span><text:span text:style-name="T11_65">manually</text:span><text:span text:style-name="T11_66"><text:s/>(</text:span><text:span text:style-name="T11_67">you</text:span><text:span text:style-name="T11_68"><text:s/></text:span><text:span text:style-name="T11_69">define</text:span><text:span text:style-name="T11_70"><text:s/></text:span><text:span text:style-name="T11_71">the</text:span><text:span text:style-name="T11_72"><text:s/></text:span><text:span text:style-name="T11_73">text</text:span><text:span text:style-name="T11_74"><text:s/></text:span><text:span text:style-name="T11_75">size</text:span><text:span text:style-name="T11_76"><text:s/></text:span><text:span text:style-name="T11_77">and</text:span><text:span text:style-name="T11_78"><text:s/></text:span><text:span text:style-name="T11_79">position</text:span><text:span text:style-name="T11_80">)</text:span></text:p>
      <text:p text:style-name="P12"><text:span text:style-name="T12_1">URL</text:span><text:span text:style-name="T12_2">:<text:s/></text:span><text:span text:style-name="T12_3"><text:a xlink:type="simple" xlink:href="http://ibbapp.jjrobots.com/api/v1/text.php"><text:span text:style-name="T12_4">http</text:span></text:a></text:span><text:span text:style-name="T12_5"><text:a xlink:type="simple" xlink:href="http://ibbapp.jjrobots.com/api/v1/text.php"><text:span text:style-name="T12_6">://</text:span></text:a></text:span><text:span text:style-name="T12_7"><text:a xlink:type="simple" xlink:href="http://ibbapp.jjrobots.com/api/v1/text.php"><text:span text:style-name="T12_8">ibbapp</text:span></text:a></text:span><text:span text:style-name="T12_9"><text:a xlink:type="simple" xlink:href="http://ibbapp.jjrobots.com/api/v1/text.php"><text:span text:style-name="T12_10">.</text:span></text:a></text:span><text:span text:style-name="T12_11"><text:a xlink:type="simple" xlink:href="http://ibbapp.jjrobots.com/api/v1/text.php"><text:span text:style-name="T12_12">jjrobots</text:span></text:a></text:span><text:span text:style-name="T12_13"><text:a xlink:type="simple" xlink:href="http://ibbapp.jjrobots.com/api/v1/text.php"><text:span text:style-name="T12_14">.</text:span></text:a></text:span><text:span text:style-name="T12_15"><text:a xlink:type="simple" xlink:href="http://ibbapp.jjrobots.com/api/v1/text.php"><text:span text:style-name="T12_16">com</text:span></text:a></text:span><text:span text:style-name="T12_17"><text:a xlink:type="simple" xlink:href="http://ibbapp.jjrobots.com/api/v1/text.php"><text:span text:style-name="T12_18">/</text:span></text:a></text:span><text:span text:style-name="T12_19"><text:a xlink:type="simple" xlink:href="http://ibbapp.jjrobots.com/api/v1/text.php"><text:span text:style-name="T12_20">api</text:span></text:a></text:span><text:span text:style-name="T12_21"><text:a xlink:type="simple" xlink:href="http://ibbapp.jjrobots.com/api/v1/text.php"><text:span text:style-name="T12_22">/</text:span></text:a></text:span><text:span text:style-name="T12_23"><text:a xlink:type="simple" xlink:href="http://ibbapp.jjrobots.com/api/v1/text.php"><text:span text:style-name="T12_24">v</text:span></text:a></text:span><text:span text:style-name="T12_25"><text:a xlink:type="simple" xlink:href="http://ibbapp.jjrobots.com/api/v1/text.php"><text:span text:style-name="T12_26">1/</text:span></text:a></text:span><text:span text:style-name="T12_27"><text:a xlink:type="simple" xlink:href="http://ibbapp.jjrobots.com/api/v1/text.php"><text:span text:style-name="T12_28">text</text:span></text:a></text:span><text:span text:style-name="T12_29"><text:a xlink:type="simple" xlink:href="http://ibbapp.jjrobots.com/api/v1/text.php"><text:span text:style-name="T12_30">.</text:span></text:a></text:span><text:span text:style-name="T12_31"><text:a xlink:type="simple" xlink:href="http://ibbapp.jjrobots.com/api/v1/text.php"><text:span text:style-name="T12_32">php</text:span></text:a></text:span></text:p>
      <text:p text:style-name="P13"><text:span text:style-name="T13_1">PARAMETERS</text:span><text:span text:style-name="T13_2">:<text:s/></text:span><text:span text:style-name="T13_3">APPID</text:span><text:span text:style-name="T13_4">,<text:s/></text:span><text:span text:style-name="T13_5">TEXT</text:span></text:p>
      <text:p text:style-name="P14"><text:span text:style-name="T14_1">OPTIONAL</text:span><text:span text:style-name="T14_2"><text:s/></text:span><text:span text:style-name="T14_3">PARAMETERS</text:span><text:span text:style-name="T14_4">:<text:s/></text:span><text:span text:style-name="T14_5">X</text:span><text:span text:style-name="T14_6"><text:s/>(</text:span><text:span text:style-name="T14_7">mm</text:span><text:span text:style-name="T14_8">)<text:s/>,</text:span><text:span text:style-name="T14_9">Y</text:span><text:span text:style-name="T14_10">(</text:span><text:span text:style-name="T14_11">mm</text:span><text:span text:style-name="T14_12">),<text:s/></text:span><text:span text:style-name="T14_13">SIZE</text:span><text:span text:style-name="T14_14"><text:s/>(</text:span><text:span text:style-name="T14_15">range</text:span><text:span text:style-name="T14_16"><text:s/></text:span><text:span text:style-name="T14_17">from</text:span><text:span text:style-name="T14_18"><text:s/>1<text:s/></text:span><text:span text:style-name="T14_19">to</text:span><text:span text:style-name="T14_20"><text:s/>5)</text:span></text:p>
      <text:p text:style-name="P15"><text:span text:style-name="T15_1">METHOD</text:span><text:span text:style-name="T15_2">:<text:s/></text:span><text:span text:style-name="T15_3">GET</text:span><text:span text:style-name="T15_4"><text:s/></text:span><text:span text:style-name="T15_5">or</text:span><text:span text:style-name="T15_6"><text:s/></text:span><text:span text:style-name="T15_7">POST</text:span></text:p>
      <text:p text:style-name="P16"/>
      <text:p text:style-name="P17"><text:span text:style-name="T17_1">Note</text:span><text:span text:style-name="T17_2">:<text:s/></text:span><text:span text:style-name="T17_3">If</text:span><text:span text:style-name="T17_4"><text:s/></text:span><text:span text:style-name="T17_5">you</text:span><text:span text:style-name="T17_6"><text:s/></text:span><text:span text:style-name="T17_7">use</text:span><text:span text:style-name="T17_8"><text:s/></text:span><text:span text:style-name="T17_9">GET</text:span><text:span text:style-name="T17_10"><text:s/></text:span><text:span text:style-name="T17_11">PARAMETERS</text:span><text:span text:style-name="T17_12">,<text:s/></text:span><text:span text:style-name="T17_13">TEXT</text:span><text:span text:style-name="T17_14"><text:s/></text:span><text:span text:style-name="T17_15">should</text:span><text:span text:style-name="T17_16"><text:s/></text:span><text:span text:style-name="T17_17">be</text:span><text:span text:style-name="T17_18"><text:s/>“</text:span><text:span text:style-name="T17_19">urlencoded</text:span><text:span text:style-name="T17_20">”<text:s/></text:span><text:span text:style-name="T17_21">to</text:span><text:span text:style-name="T17_22"><text:s/></text:span><text:span text:style-name="T17_23">avoid</text:span><text:span text:style-name="T17_24"><text:s/></text:span><text:span text:style-name="T17_25">forbidden</text:span><text:span text:style-name="T17_26"><text:s/></text:span><text:span text:style-name="T17_27">characters</text:span><text:span text:style-name="T17_28">.<text:s/></text:span><text:span text:style-name="T17_29">Max</text:span><text:span text:style-name="T17_30"><text:s/></text:span><text:span text:style-name="T17_31">recommended</text:span><text:span text:style-name="T17_32"><text:s/></text:span><text:span text:style-name="T17_33">number</text:span><text:span text:style-name="T17_34"><text:s/></text:span><text:span text:style-name="T17_35">of</text:span><text:span text:style-name="T17_36"><text:s/></text:span><text:span text:style-name="T17_37">characters</text:span><text:span text:style-name="T17_38">:<text:s/>200.</text:span></text:p>
      <text:p text:style-name="P18"/>
      <text:p text:style-name="P19"><text:span text:style-name="T19_1">Examples</text:span><text:span text:style-name="T19_2">:</text:span></text:p>
      <text:p text:style-name="P20"><text:span text:style-name="T20_1">Automatic</text:span><text:span text:style-name="T20_2"><text:s/></text:span><text:span text:style-name="T20_3">text</text:span><text:span text:style-name="T20_4"><text:s/></text:span><text:span text:style-name="T20_5">position</text:span><text:span text:style-name="T20_6"><text:s/></text:span><text:span text:style-name="T20_7">and</text:span><text:span text:style-name="T20_8"><text:s/></text:span><text:span text:style-name="T20_9">size</text:span><text:span text:style-name="T20_10">:</text:span></text:p>
      <text:p text:style-name="P21"><text:span text:style-name="T21_1"><text:a xlink:type="simple" xlink:href="http://ibbapp.jjrobots.com/api/v1/text.php?APPID=XXXXXXXXXXXX&amp;TEXT=hello%20world"><text:span text:style-name="T21_2">http</text:span></text:a></text:span><text:span text:style-name="T21_3"><text:a xlink:type="simple" xlink:href="http://ibbapp.jjrobots.com/api/v1/text.php?APPID=XXXXXXXXXXXX&amp;TEXT=hello%20world"><text:span text:style-name="T21_4">://</text:span></text:a></text:span><text:span text:style-name="T21_5"><text:a xlink:type="simple" xlink:href="http://ibbapp.jjrobots.com/api/v1/text.php?APPID=XXXXXXXXXXXX&amp;TEXT=hello%20world"><text:span text:style-name="T21_6">ibbapp</text:span></text:a></text:span><text:span text:style-name="T21_7"><text:a xlink:type="simple" xlink:href="http://ibbapp.jjrobots.com/api/v1/text.php?APPID=XXXXXXXXXXXX&amp;TEXT=hello%20world"><text:span text:style-name="T21_8">.</text:span></text:a></text:span><text:span text:style-name="T21_9"><text:a xlink:type="simple" xlink:href="http://ibbapp.jjrobots.com/api/v1/text.php?APPID=XXXXXXXXXXXX&amp;TEXT=hello%20world"><text:span text:style-name="T21_10">jjrobots</text:span></text:a></text:span><text:span text:style-name="T21_11"><text:a xlink:type="simple" xlink:href="http://ibbapp.jjrobots.com/api/v1/text.php?APPID=XXXXXXXXXXXX&amp;TEXT=hello%20world"><text:span text:style-name="T21_12">.</text:span></text:a></text:span><text:span text:style-name="T21_13"><text:a xlink:type="simple" xlink:href="http://ibbapp.jjrobots.com/api/v1/text.php?APPID=XXXXXXXXXXXX&amp;TEXT=hello%20world"><text:span text:style-name="T21_14">com</text:span></text:a></text:span><text:span text:style-name="T21_15"><text:a xlink:type="simple" xlink:href="http://ibbapp.jjrobots.com/api/v1/text.php?APPID=XXXXXXXXXXXX&amp;TEXT=hello%20world"><text:span text:style-name="T21_16">/</text:span></text:a></text:span><text:span text:style-name="T21_17"><text:a xlink:type="simple" xlink:href="http://ibbapp.jjrobots.com/api/v1/text.php?APPID=XXXXXXXXXXXX&amp;TEXT=hello%20world"><text:span text:style-name="T21_18">api</text:span></text:a></text:span><text:span text:style-name="T21_19"><text:a xlink:type="simple" xlink:href="http://ibbapp.jjrobots.com/api/v1/text.php?APPID=XXXXXXXXXXXX&amp;TEXT=hello%20world"><text:span text:style-name="T21_20">/</text:span></text:a></text:span><text:span text:style-name="T21_21"><text:a xlink:type="simple" xlink:href="http://ibbapp.jjrobots.com/api/v1/text.php?APPID=XXXXXXXXXXXX&amp;TEXT=hello%20world"><text:span text:style-name="T21_22">v</text:span></text:a></text:span><text:span text:style-name="T21_23"><text:a xlink:type="simple" xlink:href="http://ibbapp.jjrobots.com/api/v1/text.php?APPID=XXXXXXXXXXXX&amp;TEXT=hello%20world"><text:span text:style-name="T21_24">1/</text:span></text:a></text:span><text:span text:style-name="T21_25"><text:a xlink:type="simple" xlink:href="http://ibbapp.jjrobots.com/api/v1/text.php?APPID=XXXXXXXXXXXX&amp;TEXT=hello%20world"><text:span text:style-name="T21_26">text</text:span></text:a></text:span><text:span text:style-name="T21_27"><text:a xlink:type="simple" xlink:href="http://ibbapp.jjrobots.com/api/v1/text.php?APPID=XXXXXXXXXXXX&amp;TEXT=hello%20world"><text:span text:style-name="T21_28">.</text:span></text:a></text:span><text:span text:style-name="T21_29"><text:a xlink:type="simple" xlink:href="http://ibbapp.jjrobots.com/api/v1/text.php?APPID=XXXXXXXXXXXX&amp;TEXT=hello%20world"><text:span text:style-name="T21_30">php</text:span></text:a></text:span><text:span text:style-name="T21_31"><text:a xlink:type="simple" xlink:href="http://ibbapp.jjrobots.com/api/v1/text.php?APPID=XXXXXXXXXXXX&amp;TEXT=hello%20world"><text:span text:style-name="T21_32">?</text:span></text:a></text:span><text:span text:style-name="T21_33"><text:a xlink:type="simple" xlink:href="http://ibbapp.jjrobots.com/api/v1/text.php?APPID=XXXXXXXXXXXX&amp;TEXT=hello%20world"><text:span text:style-name="T21_34">APPID</text:span></text:a></text:span><text:span text:style-name="T21_35"><text:a xlink:type="simple" xlink:href="http://ibbapp.jjrobots.com/api/v1/text.php?APPID=XXXXXXXXXXXX&amp;TEXT=hello%20world"><text:span text:style-name="T21_36">=</text:span></text:a></text:span><text:span text:style-name="T21_37"><text:a xlink:type="simple" xlink:href="http://ibbapp.jjrobots.com/api/v1/text.php?APPID=XXXXXXXXXXXX&amp;TEXT=hello%20world"><text:span text:style-name="T21_38">XXXXXXXXXXXX</text:span></text:a></text:span><text:span text:style-name="T21_39"><text:a xlink:type="simple" xlink:href="http://ibbapp.jjrobots.com/api/v1/text.php?APPID=XXXXXXXXXXXX&amp;TEXT=hello%20world"><text:span text:style-name="T21_40">&amp;</text:span></text:a></text:span><text:span text:style-name="T21_41"><text:a xlink:type="simple" xlink:href="http://ibbapp.jjrobots.com/api/v1/text.php?APPID=XXXXXXXXXXXX&amp;TEXT=hello%20world"><text:span text:style-name="T21_42">TEXT</text:span></text:a></text:span><text:span text:style-name="T21_43"><text:a xlink:type="simple" xlink:href="http://ibbapp.jjrobots.com/api/v1/text.php?APPID=XXXXXXXXXXXX&amp;TEXT=hello%20world"><text:span text:style-name="T21_44">=</text:span></text:a></text:span><text:span text:style-name="T21_45"><text:a xlink:type="simple" xlink:href="http://ibbapp.jjrobots.com/api/v1/text.php?APPID=XXXXXXXXXXXX&amp;TEXT=hello%20world"><text:span text:style-name="T21_46">hello</text:span></text:a></text:span><text:span text:style-name="T21_47"><text:a xlink:type="simple" xlink:href="http://ibbapp.jjrobots.com/api/v1/text.php?APPID=XXXXXXXXXXXX&amp;TEXT=hello%20world"><text:span text:style-name="T21_48">%20</text:span></text:a></text:span><text:span text:style-name="T21_49"><text:a xlink:type="simple" xlink:href="http://ibbapp.jjrobots.com/api/v1/text.php?APPID=XXXXXXXXXXXX&amp;TEXT=hello%20world"><text:span text:style-name="T21_50">world</text:span></text:a></text:span></text:p>
      <text:p text:style-name="P22"><text:span text:style-name="T22_1">Manual</text:span><text:span text:style-name="T22_2"><text:s/></text:span><text:span text:style-name="T22_3">text</text:span><text:span text:style-name="T22_4"><text:s/></text:span><text:span text:style-name="T22_5">position</text:span><text:span text:style-name="T22_6"><text:s/>(</text:span><text:span text:style-name="T22_7">upper</text:span><text:span text:style-name="T22_8">,</text:span><text:span text:style-name="T22_9">right</text:span><text:span text:style-name="T22_10"><text:s/></text:span><text:span text:style-name="T22_11">position</text:span><text:span text:style-name="T22_12">,<text:s/></text:span><text:span text:style-name="T22_13">small</text:span><text:span text:style-name="T22_14"><text:s/></text:span><text:span text:style-name="T22_15">text</text:span><text:span text:style-name="T22_16">):</text:span></text:p>
      <text:p text:style-name="P23"><text:span text:style-name="T23_1"><text:a xlink:type="simple" xlink:href="http://ibbapp.jjrobots.com/api/v1/text.php?APPID=XXXXXXXXXXXX&amp;TEXT=Great!&amp;X=300&amp;Y=90&amp;SIZE=2"><text:span text:style-name="T23_2">http</text:span></text:a></text:span><text:span text:style-name="T23_3"><text:a xlink:type="simple" xlink:href="http://ibbapp.jjrobots.com/api/v1/text.php?APPID=XXXXXXXXXXXX&amp;TEXT=Great!&amp;X=300&amp;Y=90&amp;SIZE=2"><text:span text:style-name="T23_4">://</text:span></text:a></text:span><text:span text:style-name="T23_5"><text:a xlink:type="simple" xlink:href="http://ibbapp.jjrobots.com/api/v1/text.php?APPID=XXXXXXXXXXXX&amp;TEXT=Great!&amp;X=300&amp;Y=90&amp;SIZE=2"><text:span text:style-name="T23_6">ibbapp</text:span></text:a></text:span><text:span text:style-name="T23_7"><text:a xlink:type="simple" xlink:href="http://ibbapp.jjrobots.com/api/v1/text.php?APPID=XXXXXXXXXXXX&amp;TEXT=Great!&amp;X=300&amp;Y=90&amp;SIZE=2"><text:span text:style-name="T23_8">.</text:span></text:a></text:span><text:span text:style-name="T23_9"><text:a xlink:type="simple" xlink:href="http://ibbapp.jjrobots.com/api/v1/text.php?APPID=XXXXXXXXXXXX&amp;TEXT=Great!&amp;X=300&amp;Y=90&amp;SIZE=2"><text:span text:style-name="T23_10">jjrobots</text:span></text:a></text:span><text:span text:style-name="T23_11"><text:a xlink:type="simple" xlink:href="http://ibbapp.jjrobots.com/api/v1/text.php?APPID=XXXXXXXXXXXX&amp;TEXT=Great!&amp;X=300&amp;Y=90&amp;SIZE=2"><text:span text:style-name="T23_12">.</text:span></text:a></text:span><text:span text:style-name="T23_13"><text:a xlink:type="simple" xlink:href="http://ibbapp.jjrobots.com/api/v1/text.php?APPID=XXXXXXXXXXXX&amp;TEXT=Great!&amp;X=300&amp;Y=90&amp;SIZE=2"><text:span text:style-name="T23_14">com</text:span></text:a></text:span><text:span text:style-name="T23_15"><text:a xlink:type="simple" xlink:href="http://ibbapp.jjrobots.com/api/v1/text.php?APPID=XXXXXXXXXXXX&amp;TEXT=Great!&amp;X=300&amp;Y=90&amp;SIZE=2"><text:span text:style-name="T23_16">/</text:span></text:a></text:span><text:span text:style-name="T23_17"><text:a xlink:type="simple" xlink:href="http://ibbapp.jjrobots.com/api/v1/text.php?APPID=XXXXXXXXXXXX&amp;TEXT=Great!&amp;X=300&amp;Y=90&amp;SIZE=2"><text:span text:style-name="T23_18">api</text:span></text:a></text:span><text:span text:style-name="T23_19"><text:a xlink:type="simple" xlink:href="http://ibbapp.jjrobots.com/api/v1/text.php?APPID=XXXXXXXXXXXX&amp;TEXT=Great!&amp;X=300&amp;Y=90&amp;SIZE=2"><text:span text:style-name="T23_20">/</text:span></text:a></text:span><text:span text:style-name="T23_21"><text:a xlink:type="simple" xlink:href="http://ibbapp.jjrobots.com/api/v1/text.php?APPID=XXXXXXXXXXXX&amp;TEXT=Great!&amp;X=300&amp;Y=90&amp;SIZE=2"><text:span text:style-name="T23_22">v</text:span></text:a></text:span><text:span text:style-name="T23_23"><text:a xlink:type="simple" xlink:href="http://ibbapp.jjrobots.com/api/v1/text.php?APPID=XXXXXXXXXXXX&amp;TEXT=Great!&amp;X=300&amp;Y=90&amp;SIZE=2"><text:span text:style-name="T23_24">1/</text:span></text:a></text:span><text:span text:style-name="T23_25"><text:a xlink:type="simple" xlink:href="http://ibbapp.jjrobots.com/api/v1/text.php?APPID=XXXXXXXXXXXX&amp;TEXT=Great!&amp;X=300&amp;Y=90&amp;SIZE=2"><text:span text:style-name="T23_26">text</text:span></text:a></text:span><text:span text:style-name="T23_27"><text:a xlink:type="simple" xlink:href="http://ibbapp.jjrobots.com/api/v1/text.php?APPID=XXXXXXXXXXXX&amp;TEXT=Great!&amp;X=300&amp;Y=90&amp;SIZE=2"><text:span text:style-name="T23_28">.</text:span></text:a></text:span><text:span text:style-name="T23_29"><text:a xlink:type="simple" xlink:href="http://ibbapp.jjrobots.com/api/v1/text.php?APPID=XXXXXXXXXXXX&amp;TEXT=Great!&amp;X=300&amp;Y=90&amp;SIZE=2"><text:span text:style-name="T23_30">php</text:span></text:a></text:span><text:span text:style-name="T23_31"><text:a xlink:type="simple" xlink:href="http://ibbapp.jjrobots.com/api/v1/text.php?APPID=XXXXXXXXXXXX&amp;TEXT=Great!&amp;X=300&amp;Y=90&amp;SIZE=2"><text:span text:style-name="T23_32">?</text:span></text:a></text:span><text:span text:style-name="T23_33"><text:a xlink:type="simple" xlink:href="http://ibbapp.jjrobots.com/api/v1/text.php?APPID=XXXXXXXXXXXX&amp;TEXT=Great!&amp;X=300&amp;Y=90&amp;SIZE=2"><text:span text:style-name="T23_34">APPID</text:span></text:a></text:span><text:span text:style-name="T23_35"><text:a xlink:type="simple" xlink:href="http://ibbapp.jjrobots.com/api/v1/text.php?APPID=XXXXXXXXXXXX&amp;TEXT=Great!&amp;X=300&amp;Y=90&amp;SIZE=2"><text:span text:style-name="T23_36">=</text:span></text:a></text:span><text:span text:style-name="T23_37"><text:a xlink:type="simple" xlink:href="http://ibbapp.jjrobots.com/api/v1/text.php?APPID=XXXXXXXXXXXX&amp;TEXT=Great!&amp;X=300&amp;Y=90&amp;SIZE=2"><text:span text:style-name="T23_38">XXXXXXXXXXXX</text:span></text:a></text:span><text:span text:style-name="T23_39"><text:a xlink:type="simple" xlink:href="http://ibbapp.jjrobots.com/api/v1/text.php?APPID=XXXXXXXXXXXX&amp;TEXT=Great!&amp;X=300&amp;Y=90&amp;SIZE=2"><text:span text:style-name="T23_40">&amp;</text:span></text:a></text:span><text:span text:style-name="T23_41"><text:a xlink:type="simple" xlink:href="http://ibbapp.jjrobots.com/api/v1/text.php?APPID=XXXXXXXXXXXX&amp;TEXT=Great!&amp;X=300&amp;Y=90&amp;SIZE=2"><text:span text:style-name="T23_42">TEXT</text:span></text:a></text:span><text:span text:style-name="T23_43"><text:a xlink:type="simple" xlink:href="http://ibbapp.jjrobots.com/api/v1/text.php?APPID=XXXXXXXXXXXX&amp;TEXT=Great!&amp;X=300&amp;Y=90&amp;SIZE=2"><text:span text:style-name="T23_44">=</text:span></text:a></text:span><text:span text:style-name="T23_45"><text:a xlink:type="simple" xlink:href="http://ibbapp.jjrobots.com/api/v1/text.php?APPID=XXXXXXXXXXXX&amp;TEXT=Great!&amp;X=300&amp;Y=90&amp;SIZE=2"><text:span text:style-name="T23_46">Great</text:span></text:a></text:span><text:span text:style-name="T23_47"><text:a xlink:type="simple" xlink:href="http://ibbapp.jjrobots.com/api/v1/text.php?APPID=XXXXXXXXXXXX&amp;TEXT=Great!&amp;X=300&amp;Y=90&amp;SIZE=2"><text:span text:style-name="T23_48">!&amp;</text:span></text:a></text:span><text:span text:style-name="T23_49"><text:a xlink:type="simple" xlink:href="http://ibbapp.jjrobots.com/api/v1/text.php?APPID=XXXXXXXXXXXX&amp;TEXT=Great!&amp;X=300&amp;Y=90&amp;SIZE=2"><text:span text:style-name="T23_50">X</text:span></text:a></text:span><text:span text:style-name="T23_51"><text:a xlink:type="simple" xlink:href="http://ibbapp.jjrobots.com/api/v1/text.php?APPID=XXXXXXXXXXXX&amp;TEXT=Great!&amp;X=300&amp;Y=90&amp;SIZE=2"><text:span text:style-name="T23_52">=300&amp;</text:span></text:a></text:span><text:span text:style-name="T23_53"><text:a xlink:type="simple" xlink:href="http://ibbapp.jjrobots.com/api/v1/text.php?APPID=XXXXXXXXXXXX&amp;TEXT=Great!&amp;X=300&amp;Y=90&amp;SIZE=2"><text:span text:style-name="T23_54">Y</text:span></text:a></text:span><text:span text:style-name="T23_55"><text:a xlink:type="simple" xlink:href="http://ibbapp.jjrobots.com/api/v1/text.php?APPID=XXXXXXXXXXXX&amp;TEXT=Great!&amp;X=300&amp;Y=90&amp;SIZE=2"><text:span text:style-name="T23_56">=90&amp;</text:span></text:a></text:span><text:span text:style-name="T23_57"><text:a xlink:type="simple" xlink:href="http://ibbapp.jjrobots.com/api/v1/text.php?APPID=XXXXXXXXXXXX&amp;TEXT=Great!&amp;X=300&amp;Y=90&amp;SIZE=2"><text:span text:style-name="T23_58">SIZE</text:span></text:a></text:span><text:span text:style-name="T23_59"><text:a xlink:type="simple" xlink:href="http://ibbapp.jjrobots.com/api/v1/text.php?APPID=XXXXXXXXXXXX&amp;TEXT=Great!&amp;X=300&amp;Y=90&amp;SIZE=2"><text:span text:style-name="T23_60">=2</text:span></text:a></text:span></text:p>
      <text:p text:style-name="P24"/>
      <text:p text:style-name="P25"><text:span text:style-name="T25_1">Note</text:span><text:span text:style-name="T25_2">:<text:s/></text:span><text:span text:style-name="T25_3">You</text:span><text:span text:style-name="T25_4"><text:s/></text:span><text:span text:style-name="T25_5">need</text:span><text:span text:style-name="T25_6"><text:s/></text:span><text:span text:style-name="T25_7">to</text:span><text:span text:style-name="T25_8"><text:s/></text:span><text:span text:style-name="T25_9">replace</text:span><text:span text:style-name="T25_10"><text:s/></text:span><text:span text:style-name="T25_11">the</text:span><text:span text:style-name="T25_12"><text:s/></text:span><text:span text:style-name="T25_13">XXXXXXX</text:span><text:span text:style-name="T25_14"><text:s/></text:span><text:span text:style-name="T25_15">APPID</text:span><text:span text:style-name="T25_16"><text:s/></text:span><text:span text:style-name="T25_17">on</text:span><text:span text:style-name="T25_18"><text:s/></text:span><text:span text:style-name="T25_19">the</text:span><text:span text:style-name="T25_20"><text:s/></text:span><text:span text:style-name="T25_21">examples</text:span><text:span text:style-name="T25_22"><text:s/></text:span><text:span text:style-name="T25_23">with</text:span><text:span text:style-name="T25_24"><text:s/></text:span><text:span text:style-name="T25_25">a</text:span><text:span text:style-name="T25_26"><text:s/></text:span><text:span text:style-name="T25_27">valid</text:span><text:span text:style-name="T25_28"><text:s/></text:span><text:span text:style-name="T25_29">APPID</text:span><text:span text:style-name="T25_30"><text:s/></text:span><text:span text:style-name="T25_31">identifier</text:span><text:span text:style-name="T25_32"><text:s/></text:span><text:span text:style-name="T25_33">of</text:span><text:span text:style-name="T25_34"><text:s/></text:span><text:span text:style-name="T25_35">your</text:span><text:span text:style-name="T25_36"><text:s/></text:span><text:span text:style-name="T25_37">iBoardbot</text:span><text:span text:style-name="T25_38">.<text:s/></text:span><text:span text:style-name="T25_39">Feel</text:span><text:span text:style-name="T25_40"><text:s/></text:span><text:span text:style-name="T25_41">free</text:span><text:span text:style-name="T25_42"><text:s/></text:span><text:span text:style-name="T25_43">to</text:span><text:span text:style-name="T25_44"><text:s/></text:span><text:span text:style-name="T25_45">test</text:span><text:span text:style-name="T25_46"><text:s/></text:span><text:span text:style-name="T25_47">these</text:span><text:span text:style-name="T25_48"><text:s/></text:span><text:span text:style-name="T25_49">examples</text:span><text:span text:style-name="T25_50"><text:s/></text:span><text:span text:style-name="T25_51">directly</text:span><text:span text:style-name="T25_52"><text:s/></text:span><text:span text:style-name="T25_53">on</text:span><text:span text:style-name="T25_54"><text:s/></text:span><text:span text:style-name="T25_55">your</text:span><text:span text:style-name="T25_56"><text:s/></text:span><text:span text:style-name="T25_57">internet</text:span><text:span text:style-name="T25_58"><text:s/></text:span><text:span text:style-name="T25_59">browser</text:span><text:span text:style-name="T25_60">.</text:span></text:p>
      <text:p text:style-name="P26"/>
      <text:p text:style-name="P27"/>
      <text:list text:style-name="LS2" xml:id="list1">
        <text:list-item>
          <text:p text:style-name="P28"><text:span text:style-name="T28_1">CLEAR</text:span><text:span text:style-name="T28_2">:</text:span></text:p>
        </text:list-item>
      </text:list>
      <text:p text:style-name="P29"/>
      <text:p text:style-name="P30"><text:span text:style-name="T30_1">Description</text:span><text:span text:style-name="T30_2">:<text:s/></text:span><text:span text:style-name="T30_3">This</text:span><text:span text:style-name="T30_4"><text:s/></text:span><text:span text:style-name="T30_5">function</text:span><text:span text:style-name="T30_6"><text:s/></text:span><text:span text:style-name="T30_7">let</text:span><text:span text:style-name="T30_8"><text:s/></text:span><text:span text:style-name="T30_9">you</text:span><text:span text:style-name="T30_10"><text:s/></text:span><text:span text:style-name="T30_11">clear</text:span><text:span text:style-name="T30_12"><text:s/></text:span><text:span text:style-name="T30_13">the</text:span><text:span text:style-name="T30_14"><text:s/></text:span><text:span text:style-name="T30_15">iboardbot</text:span><text:span text:style-name="T30_16">.<text:s/></text:span><text:span text:style-name="T30_17">You</text:span><text:span text:style-name="T30_18"><text:s/></text:span><text:span text:style-name="T30_19">could</text:span><text:span text:style-name="T30_20"><text:s/></text:span><text:span text:style-name="T30_21">control</text:span><text:span text:style-name="T30_22"><text:s/></text:span><text:span text:style-name="T30_23">the</text:span><text:span text:style-name="T30_24"><text:s/></text:span><text:span text:style-name="T30_25">part</text:span><text:span text:style-name="T30_26"><text:s/></text:span><text:span text:style-name="T30_27">of</text:span><text:span text:style-name="T30_28"><text:s text:c="2"/></text:span><text:span text:style-name="T30_29">the</text:span><text:span text:style-name="T30_30"><text:s/></text:span><text:span text:style-name="T30_31">board</text:span><text:span text:style-name="T30_32"><text:s/></text:span><text:span text:style-name="T30_33">to</text:span><text:span text:style-name="T30_34"><text:s/></text:span><text:span text:style-name="T30_35">wipe</text:span><text:span text:style-name="T30_36"><text:s/></text:span><text:span text:style-name="T30_37">or</text:span><text:span text:style-name="T30_38"><text:s/></text:span><text:span text:style-name="T30_39">clear</text:span><text:span text:style-name="T30_40"><text:s/></text:span><text:span text:style-name="T30_41">all</text:span><text:span text:style-name="T30_42"><text:s/></text:span><text:span text:style-name="T30_43">the</text:span><text:span text:style-name="T30_44"><text:s/></text:span><text:span text:style-name="T30_45">board</text:span><text:span text:style-name="T30_46"><text:s/>(</text:span><text:span text:style-name="T30_47">without</text:span><text:span text:style-name="T30_48"><text:s/></text:span><text:span text:style-name="T30_49">optional</text:span><text:span text:style-name="T30_50"><text:s/></text:span><text:span text:style-name="T30_51">parameters</text:span><text:span text:style-name="T30_52">)</text:span></text:p>
      <text:p text:style-name="P31"/>
      <text:p text:style-name="P32"><text:span text:style-name="T32_1">URL</text:span><text:span text:style-name="T32_2">:<text:s/></text:span><text:span text:style-name="T32_3"><text:a xlink:type="simple" xlink:href="http://ibbapp.jjrobots.com/api/v1/text.php"><text:span text:style-name="T32_4">http</text:span></text:a></text:span><text:span text:style-name="T32_5"><text:a xlink:type="simple" xlink:href="http://ibbapp.jjrobots.com/api/v1/text.php"><text:span text:style-name="T32_6">://</text:span></text:a></text:span><text:span text:style-name="T32_7"><text:a xlink:type="simple" xlink:href="http://ibbapp.jjrobots.com/api/v1/text.php"><text:span text:style-name="T32_8">ibbapp</text:span></text:a></text:span><text:span text:style-name="T32_9"><text:a xlink:type="simple" xlink:href="http://ibbapp.jjrobots.com/api/v1/text.php"><text:span text:style-name="T32_10">.</text:span></text:a></text:span><text:span text:style-name="T32_11"><text:a xlink:type="simple" xlink:href="http://ibbapp.jjrobots.com/api/v1/text.php"><text:span text:style-name="T32_12">jjrobots</text:span></text:a></text:span><text:span text:style-name="T32_13"><text:a xlink:type="simple" xlink:href="http://ibbapp.jjrobots.com/api/v1/text.php"><text:span text:style-name="T32_14">.</text:span></text:a></text:span><text:span text:style-name="T32_15"><text:a xlink:type="simple" xlink:href="http://ibbapp.jjrobots.com/api/v1/text.php"><text:span text:style-name="T32_16">com</text:span></text:a></text:span><text:span text:style-name="T32_17"><text:a xlink:type="simple" xlink:href="http://ibbapp.jjrobots.com/api/v1/text.php"><text:span text:style-name="T32_18">/</text:span></text:a></text:span><text:span text:style-name="T32_19"><text:a xlink:type="simple" xlink:href="http://ibbapp.jjrobots.com/api/v1/text.php"><text:span text:style-name="T32_20">api</text:span></text:a></text:span><text:span text:style-name="T32_21"><text:a xlink:type="simple" xlink:href="http://ibbapp.jjrobots.com/api/v1/text.php"><text:span text:style-name="T32_22">/</text:span></text:a></text:span><text:span text:style-name="T32_23"><text:a xlink:type="simple" xlink:href="http://ibbapp.jjrobots.com/api/v1/text.php"><text:span text:style-name="T32_24">v</text:span></text:a></text:span><text:span text:style-name="T32_25"><text:a xlink:type="simple" xlink:href="http://ibbapp.jjrobots.com/api/v1/text.php"><text:span text:style-name="T32_26">1/</text:span></text:a></text:span><text:span text:style-name="T32_27"><text:a xlink:type="simple" xlink:href="http://ibbapp.jjrobots.com/api/v1/text.php"><text:span text:style-name="T32_28">clear</text:span></text:a></text:span><text:span text:style-name="T32_29"><text:a xlink:type="simple" xlink:href="http://ibbapp.jjrobots.com/api/v1/text.php"><text:span text:style-name="T32_30">.</text:span></text:a></text:span><text:span text:style-name="T32_31"><text:a xlink:type="simple" xlink:href="http://ibbapp.jjrobots.com/api/v1/text.php"><text:span text:style-name="T32_32">php</text:span></text:a></text:span></text:p>
      <text:p text:style-name="P33"><text:span text:style-name="T33_1">PARAMETERS</text:span><text:span text:style-name="T33_2">:<text:s/></text:span><text:span text:style-name="T33_3">APPID</text:span></text:p>
      <text:p text:style-name="P34"><text:span text:style-name="T34_1">OPTIONAL</text:span><text:span text:style-name="T34_2"><text:s/></text:span><text:span text:style-name="T34_3">PARAMETERS</text:span><text:span text:style-name="T34_4">:<text:s/></text:span><text:span text:style-name="T34_5">X</text:span><text:span text:style-name="T34_6">1<text:s/>(</text:span><text:span text:style-name="T34_7">mm</text:span><text:span text:style-name="T34_8">)<text:s/>,</text:span><text:span text:style-name="T34_9">Y</text:span><text:span text:style-name="T34_10">1(</text:span><text:span text:style-name="T34_11">mm</text:span><text:span text:style-name="T34_12">),<text:s/></text:span><text:span text:style-name="T34_13">X</text:span><text:span text:style-name="T34_14">2(</text:span><text:span text:style-name="T34_15">mm</text:span><text:span text:style-name="T34_16">),<text:s/></text:span><text:span text:style-name="T34_17">Y</text:span><text:span text:style-name="T34_18">2(</text:span><text:span text:style-name="T34_19">mm</text:span><text:span text:style-name="T34_20">)</text:span></text:p>
      <text:p text:style-name="P35"><text:span text:style-name="T35_1"><text:s text:c="3"/></text:span><text:span text:style-name="T35_2">X</text:span><text:span text:style-name="T35_3">1,</text:span><text:span text:style-name="T35_4">Y</text:span><text:span text:style-name="T35_5">1<text:s/></text:span><text:span text:style-name="T35_6">are</text:span><text:span text:style-name="T35_7"><text:s/></text:span><text:span text:style-name="T35_8">bottom</text:span><text:span text:style-name="T35_9">,</text:span><text:span text:style-name="T35_10">left</text:span><text:span text:style-name="T35_11"><text:s/></text:span><text:span text:style-name="T35_12">position</text:span><text:span text:style-name="T35_13"><text:s text:c="2"/></text:span><text:span text:style-name="T35_14">X</text:span><text:span text:style-name="T35_15">2,</text:span><text:span text:style-name="T35_16">Y</text:span><text:span text:style-name="T35_17">2<text:s/></text:span><text:span text:style-name="T35_18">is</text:span><text:span text:style-name="T35_19"><text:s/></text:span><text:span text:style-name="T35_20">top</text:span><text:span text:style-name="T35_21"><text:s/></text:span><text:span text:style-name="T35_22">right</text:span><text:span text:style-name="T35_23"><text:s/></text:span><text:span text:style-name="T35_24">position</text:span></text:p>
      <text:p text:style-name="P36"><text:span text:style-name="T36_1">METHOD</text:span><text:span text:style-name="T36_2">:<text:s/></text:span><text:span text:style-name="T36_3">GET</text:span><text:span text:style-name="T36_4"><text:s/></text:span><text:span text:style-name="T36_5">or</text:span><text:span text:style-name="T36_6"><text:s/></text:span><text:span text:style-name="T36_7">POST</text:span></text:p>
      <text:p text:style-name="P37"/>
      <text:p text:style-name="P38"/>
      <text:p text:style-name="P39"><text:span text:style-name="T39_1">Examples</text:span><text:span text:style-name="T39_2">:</text:span></text:p>
      <text:p text:style-name="P40"><text:span text:style-name="T40_1">Clear</text:span><text:span text:style-name="T40_2"><text:s/></text:span><text:span text:style-name="T40_3">all</text:span><text:span text:style-name="T40_4"><text:s/></text:span><text:span text:style-name="T40_5">board</text:span><text:span text:style-name="T40_6">:</text:span></text:p>
      <text:p text:style-name="P41"><text:span text:style-name="T41_1"><text:a xlink:type="simple" xlink:href="http://ibbapp.jjrobots.com/api/v1/text.php?APPID=XXXXXXXXXXXX&amp;TEXT=hello%20world"><text:span text:style-name="T41_2">http</text:span></text:a></text:span><text:span text:style-name="T41_3"><text:a xlink:type="simple" xlink:href="http://ibbapp.jjrobots.com/api/v1/text.php?APPID=XXXXXXXXXXXX&amp;TEXT=hello%20world"><text:span text:style-name="T41_4">://</text:span></text:a></text:span><text:span text:style-name="T41_5"><text:a xlink:type="simple" xlink:href="http://ibbapp.jjrobots.com/api/v1/text.php?APPID=XXXXXXXXXXXX&amp;TEXT=hello%20world"><text:span text:style-name="T41_6">ibbapp</text:span></text:a></text:span><text:span text:style-name="T41_7"><text:a xlink:type="simple" xlink:href="http://ibbapp.jjrobots.com/api/v1/text.php?APPID=XXXXXXXXXXXX&amp;TEXT=hello%20world"><text:span text:style-name="T41_8">.</text:span></text:a></text:span><text:span text:style-name="T41_9"><text:a xlink:type="simple" xlink:href="http://ibbapp.jjrobots.com/api/v1/text.php?APPID=XXXXXXXXXXXX&amp;TEXT=hello%20world"><text:span text:style-name="T41_10">jjrobots</text:span></text:a></text:span><text:span text:style-name="T41_11"><text:a xlink:type="simple" xlink:href="http://ibbapp.jjrobots.com/api/v1/text.php?APPID=XXXXXXXXXXXX&amp;TEXT=hello%20world"><text:span text:style-name="T41_12">.</text:span></text:a></text:span><text:span text:style-name="T41_13"><text:a xlink:type="simple" xlink:href="http://ibbapp.jjrobots.com/api/v1/text.php?APPID=XXXXXXXXXXXX&amp;TEXT=hello%20world"><text:span text:style-name="T41_14">com</text:span></text:a></text:span><text:span text:style-name="T41_15"><text:a xlink:type="simple" xlink:href="http://ibbapp.jjrobots.com/api/v1/text.php?APPID=XXXXXXXXXXXX&amp;TEXT=hello%20world"><text:span text:style-name="T41_16">/</text:span></text:a></text:span><text:span text:style-name="T41_17"><text:a xlink:type="simple" xlink:href="http://ibbapp.jjrobots.com/api/v1/text.php?APPID=XXXXXXXXXXXX&amp;TEXT=hello%20world"><text:span text:style-name="T41_18">api</text:span></text:a></text:span><text:span text:style-name="T41_19"><text:a xlink:type="simple" xlink:href="http://ibbapp.jjrobots.com/api/v1/text.php?APPID=XXXXXXXXXXXX&amp;TEXT=hello%20world"><text:span text:style-name="T41_20">/</text:span></text:a></text:span><text:span text:style-name="T41_21"><text:a xlink:type="simple" xlink:href="http://ibbapp.jjrobots.com/api/v1/text.php?APPID=XXXXXXXXXXXX&amp;TEXT=hello%20world"><text:span text:style-name="T41_22">v</text:span></text:a></text:span><text:span text:style-name="T41_23"><text:a xlink:type="simple" xlink:href="http://ibbapp.jjrobots.com/api/v1/text.php?APPID=XXXXXXXXXXXX&amp;TEXT=hello%20world"><text:span text:style-name="T41_24">1/</text:span></text:a></text:span><text:span text:style-name="T41_25"><text:a xlink:type="simple" xlink:href="http://ibbapp.jjrobots.com/api/v1/text.php?APPID=XXXXXXXXXXXX&amp;TEXT=hello%20world"><text:span text:style-name="T41_26">clear</text:span></text:a></text:span><text:span text:style-name="T41_27"><text:a xlink:type="simple" xlink:href="http://ibbapp.jjrobots.com/api/v1/text.php?APPID=XXXXXXXXXXXX&amp;TEXT=hello%20world"><text:span text:style-name="T41_28">.</text:span></text:a></text:span><text:span text:style-name="T41_29"><text:a xlink:type="simple" xlink:href="http://ibbapp.jjrobots.com/api/v1/text.php?APPID=XXXXXXXXXXXX&amp;TEXT=hello%20world"><text:span text:style-name="T41_30">php</text:span></text:a></text:span><text:span text:style-name="T41_31"><text:a xlink:type="simple" xlink:href="http://ibbapp.jjrobots.com/api/v1/text.php?APPID=XXXXXXXXXXXX&amp;TEXT=hello%20world"><text:span text:style-name="T41_32">?</text:span></text:a></text:span><text:span text:style-name="T41_33"><text:a xlink:type="simple" xlink:href="http://ibbapp.jjrobots.com/api/v1/text.php?APPID=XXXXXXXXXXXX&amp;TEXT=hello%20world"><text:span text:style-name="T41_34">APPID</text:span></text:a></text:span><text:span text:style-name="T41_35"><text:a xlink:type="simple" xlink:href="http://ibbapp.jjrobots.com/api/v1/text.php?APPID=XXXXXXXXXXXX&amp;TEXT=hello%20world"><text:span text:style-name="T41_36">=</text:span></text:a></text:span><text:span text:style-name="T41_37"><text:a xlink:type="simple" xlink:href="http://ibbapp.jjrobots.com/api/v1/text.php?APPID=XXXXXXXXXXXX&amp;TEXT=hello%20world"><text:span text:style-name="T41_38">XXXXXXXXXXXX</text:span></text:a></text:span></text:p>
      <text:p text:style-name="P42"><text:span text:style-name="T42_1">Manual</text:span><text:span text:style-name="T42_2"><text:s/></text:span><text:span text:style-name="T42_3">clear</text:span><text:span text:style-name="T42_4"><text:s/></text:span><text:span text:style-name="T42_5">part</text:span><text:span text:style-name="T42_6"><text:s/></text:span><text:span text:style-name="T42_7">of</text:span><text:span text:style-name="T42_8"><text:s/></text:span><text:span text:style-name="T42_9">the</text:span><text:span text:style-name="T42_10"><text:s/></text:span><text:span text:style-name="T42_11">board</text:span><text:span text:style-name="T42_12">:</text:span></text:p>
      <text:p text:style-name="P43"><text:span text:style-name="T43_1"><text:a xlink:type="simple" xlink:href="http://ibbapp.jjrobots.com/api/v1/text.php?APPID=XXXXXXXXXXXX&amp;TEXT=Great!&amp;X=300&amp;Y=90&amp;SIZE=2"><text:span text:style-name="T43_2">http</text:span></text:a></text:span><text:span text:style-name="T43_3"><text:a xlink:type="simple" xlink:href="http://ibbapp.jjrobots.com/api/v1/text.php?APPID=XXXXXXXXXXXX&amp;TEXT=Great!&amp;X=300&amp;Y=90&amp;SIZE=2"><text:span text:style-name="T43_4">://</text:span></text:a></text:span><text:span text:style-name="T43_5"><text:a xlink:type="simple" xlink:href="http://ibbapp.jjrobots.com/api/v1/text.php?APPID=XXXXXXXXXXXX&amp;TEXT=Great!&amp;X=300&amp;Y=90&amp;SIZE=2"><text:span text:style-name="T43_6">ibbapp</text:span></text:a></text:span><text:span text:style-name="T43_7"><text:a xlink:type="simple" xlink:href="http://ibbapp.jjrobots.com/api/v1/text.php?APPID=XXXXXXXXXXXX&amp;TEXT=Great!&amp;X=300&amp;Y=90&amp;SIZE=2"><text:span text:style-name="T43_8">.</text:span></text:a></text:span><text:span text:style-name="T43_9"><text:a xlink:type="simple" xlink:href="http://ibbapp.jjrobots.com/api/v1/text.php?APPID=XXXXXXXXXXXX&amp;TEXT=Great!&amp;X=300&amp;Y=90&amp;SIZE=2"><text:span text:style-name="T43_10">jjrobots</text:span></text:a></text:span><text:span text:style-name="T43_11"><text:a xlink:type="simple" xlink:href="http://ibbapp.jjrobots.com/api/v1/text.php?APPID=XXXXXXXXXXXX&amp;TEXT=Great!&amp;X=300&amp;Y=90&amp;SIZE=2"><text:span text:style-name="T43_12">.</text:span></text:a></text:span><text:span text:style-name="T43_13"><text:a xlink:type="simple" xlink:href="http://ibbapp.jjrobots.com/api/v1/text.php?APPID=XXXXXXXXXXXX&amp;TEXT=Great!&amp;X=300&amp;Y=90&amp;SIZE=2"><text:span text:style-name="T43_14">com</text:span></text:a></text:span><text:span text:style-name="T43_15"><text:a xlink:type="simple" xlink:href="http://ibbapp.jjrobots.com/api/v1/text.php?APPID=XXXXXXXXXXXX&amp;TEXT=Great!&amp;X=300&amp;Y=90&amp;SIZE=2"><text:span text:style-name="T43_16">/</text:span></text:a></text:span><text:span text:style-name="T43_17"><text:a xlink:type="simple" xlink:href="http://ibbapp.jjrobots.com/api/v1/text.php?APPID=XXXXXXXXXXXX&amp;TEXT=Great!&amp;X=300&amp;Y=90&amp;SIZE=2"><text:span text:style-name="T43_18">api</text:span></text:a></text:span><text:span text:style-name="T43_19"><text:a xlink:type="simple" xlink:href="http://ibbapp.jjrobots.com/api/v1/text.php?APPID=XXXXXXXXXXXX&amp;TEXT=Great!&amp;X=300&amp;Y=90&amp;SIZE=2"><text:span text:style-name="T43_20">/</text:span></text:a></text:span><text:span text:style-name="T43_21"><text:a xlink:type="simple" xlink:href="http://ibbapp.jjrobots.com/api/v1/text.php?APPID=XXXXXXXXXXXX&amp;TEXT=Great!&amp;X=300&amp;Y=90&amp;SIZE=2"><text:span text:style-name="T43_22">v</text:span></text:a></text:span><text:span text:style-name="T43_23"><text:a xlink:type="simple" xlink:href="http://ibbapp.jjrobots.com/api/v1/text.php?APPID=XXXXXXXXXXXX&amp;TEXT=Great!&amp;X=300&amp;Y=90&amp;SIZE=2"><text:span text:style-name="T43_24">1/</text:span></text:a></text:span><text:span text:style-name="T43_25"><text:a xlink:type="simple" xlink:href="http://ibbapp.jjrobots.com/api/v1/text.php?APPID=XXXXXXXXXXXX&amp;TEXT=Great!&amp;X=300&amp;Y=90&amp;SIZE=2"><text:span text:style-name="T43_26">clear</text:span></text:a></text:span><text:span text:style-name="T43_27"><text:a xlink:type="simple" xlink:href="http://ibbapp.jjrobots.com/api/v1/text.php?APPID=XXXXXXXXXXXX&amp;TEXT=Great!&amp;X=300&amp;Y=90&amp;SIZE=2"><text:span text:style-name="T43_28">.</text:span></text:a></text:span><text:span text:style-name="T43_29"><text:a xlink:type="simple" xlink:href="http://ibbapp.jjrobots.com/api/v1/text.php?APPID=XXXXXXXXXXXX&amp;TEXT=Great!&amp;X=300&amp;Y=90&amp;SIZE=2"><text:span text:style-name="T43_30">php</text:span></text:a></text:span><text:span text:style-name="T43_31"><text:a xlink:type="simple" xlink:href="http://ibbapp.jjrobots.com/api/v1/text.php?APPID=XXXXXXXXXXXX&amp;TEXT=Great!&amp;X=300&amp;Y=90&amp;SIZE=2"><text:span text:style-name="T43_32">?</text:span></text:a></text:span><text:span text:style-name="T43_33"><text:a xlink:type="simple" xlink:href="http://ibbapp.jjrobots.com/api/v1/text.php?APPID=XXXXXXXXXXXX&amp;TEXT=Great!&amp;X=300&amp;Y=90&amp;SIZE=2"><text:span text:style-name="T43_34">APPID</text:span></text:a></text:span><text:span text:style-name="T43_35"><text:a xlink:type="simple" xlink:href="http://ibbapp.jjrobots.com/api/v1/text.php?APPID=XXXXXXXXXXXX&amp;TEXT=Great!&amp;X=300&amp;Y=90&amp;SIZE=2"><text:span text:style-name="T43_36">=</text:span></text:a></text:span><text:span text:style-name="T43_37"><text:a xlink:type="simple" xlink:href="http://ibbapp.jjrobots.com/api/v1/text.php?APPID=XXXXXXXXXXXX&amp;TEXT=Great!&amp;X=300&amp;Y=90&amp;SIZE=2"><text:span text:style-name="T43_38">XXXXXXXXXXXX</text:span></text:a></text:span><text:span text:style-name="T43_39"><text:a xlink:type="simple" xlink:href="http://ibbapp.jjrobots.com/api/v1/text.php?APPID=XXXXXXXXXXXX&amp;TEXT=Great!&amp;X=300&amp;Y=90&amp;SIZE=2"><text:span text:style-name="T43_40">&amp;</text:span></text:a></text:span><text:span text:style-name="T43_41"><text:a xlink:type="simple" xlink:href="http://ibbapp.jjrobots.com/api/v1/text.php?APPID=XXXXXXXXXXXX&amp;TEXT=Great!&amp;X=300&amp;Y=90&amp;SIZE=2"><text:span text:style-name="T43_42">X</text:span></text:a></text:span><text:span text:style-name="T43_43"><text:a xlink:type="simple" xlink:href="http://ibbapp.jjrobots.com/api/v1/text.php?APPID=XXXXXXXXXXXX&amp;TEXT=Great!&amp;X=300&amp;Y=90&amp;SIZE=2"><text:span text:style-name="T43_44">1=290&amp;</text:span></text:a></text:span><text:span text:style-name="T43_45"><text:a xlink:type="simple" xlink:href="http://ibbapp.jjrobots.com/api/v1/text.php?APPID=XXXXXXXXXXXX&amp;TEXT=Great!&amp;X=300&amp;Y=90&amp;SIZE=2"><text:span text:style-name="T43_46">Y</text:span></text:a></text:span><text:span text:style-name="T43_47"><text:a xlink:type="simple" xlink:href="http://ibbapp.jjrobots.com/api/v1/text.php?APPID=XXXXXXXXXXXX&amp;TEXT=Great!&amp;X=300&amp;Y=90&amp;SIZE=2"><text:span text:style-name="T43_48">1=85&amp;</text:span></text:a></text:span><text:span text:style-name="T43_49"><text:a xlink:type="simple" xlink:href="http://ibbapp.jjrobots.com/api/v1/text.php?APPID=XXXXXXXXXXXX&amp;TEXT=Great!&amp;X=300&amp;Y=90&amp;SIZE=2"><text:span text:style-name="T43_50">X</text:span></text:a></text:span><text:span text:style-name="T43_51"><text:a xlink:type="simple" xlink:href="http://ibbapp.jjrobots.com/api/v1/text.php?APPID=XXXXXXXXXXXX&amp;TEXT=Great!&amp;X=300&amp;Y=90&amp;SIZE=2"><text:span text:style-name="T43_52">2=380&amp;</text:span></text:a></text:span><text:span text:style-name="T43_53"><text:a xlink:type="simple" xlink:href="http://ibbapp.jjrobots.com/api/v1/text.php?APPID=XXXXXXXXXXXX&amp;TEXT=Great!&amp;X=300&amp;Y=90&amp;SIZE=2"><text:span text:style-name="T43_54">Y</text:span></text:a></text:span><text:span text:style-name="T43_55"><text:a xlink:type="simple" xlink:href="http://ibbapp.jjrobots.com/api/v1/text.php?APPID=XXXXXXXXXXXX&amp;TEXT=Great!&amp;X=300&amp;Y=90&amp;SIZE=2"><text:span text:style-name="T43_56">2=120</text:span></text:a></text:span></text:p>
      <text:p text:style-name="P44"/>
      <text:p text:style-name="P45"/>
      <text:p text:style-name="P46"/>
      <text:list text:style-name="LS1" xml:id="list2">
        <text:list-item>
          <text:p text:style-name="P47"><text:span text:style-name="T47_1">MESSAGE</text:span><text:span text:style-name="T47_2">:</text:span></text:p>
        </text:list-item>
      </text:list>
      <text:p text:style-name="P48"/>
      <text:p text:style-name="P49"><text:span text:style-name="T49_1">Description</text:span><text:span text:style-name="T49_2">:<text:s/></text:span><text:span text:style-name="T49_3">This</text:span><text:span text:style-name="T49_4"><text:s/></text:span><text:span text:style-name="T49_5">function</text:span><text:span text:style-name="T49_6"><text:s/></text:span><text:span text:style-name="T49_7">let</text:span><text:span text:style-name="T49_8"><text:s/></text:span><text:span text:style-name="T49_9">you</text:span><text:span text:style-name="T49_10"><text:s/></text:span><text:span text:style-name="T49_11">write</text:span><text:span text:style-name="T49_12"><text:s/></text:span><text:span text:style-name="T49_13">a</text:span><text:span text:style-name="T49_14"><text:s/></text:span><text:span text:style-name="T49_15">text</text:span><text:span text:style-name="T49_16"><text:s/></text:span><text:span text:style-name="T49_17">on</text:span><text:span text:style-name="T49_18"><text:s/></text:span><text:span text:style-name="T49_19">the</text:span><text:span text:style-name="T49_20"><text:s/></text:span><text:span text:style-name="T49_21">iboardbot</text:span><text:span text:style-name="T49_22">.<text:s/></text:span><text:span text:style-name="T49_23">This</text:span><text:span text:style-name="T49_24"><text:s/></text:span><text:span text:style-name="T49_25">function</text:span><text:span text:style-name="T49_26"><text:s/></text:span><text:span text:style-name="T49_27">automatically</text:span><text:span text:style-name="T49_28"><text:s/></text:span><text:span text:style-name="T49_29">clear</text:span><text:span text:style-name="T49_30"><text:s/></text:span><text:span text:style-name="T49_31">all</text:span><text:span text:style-name="T49_32"><text:s/></text:span><text:span text:style-name="T49_33">the</text:span><text:span text:style-name="T49_34"><text:s/></text:span><text:span text:style-name="T49_35">board</text:span><text:span text:style-name="T49_36"><text:s/></text:span><text:span text:style-name="T49_37">before</text:span><text:span text:style-name="T49_38"><text:s/></text:span><text:span text:style-name="T49_39">sending</text:span><text:span text:style-name="T49_40"><text:s/></text:span><text:span text:style-name="T49_41">the</text:span><text:span text:style-name="T49_42"><text:s/></text:span><text:span text:style-name="T49_43">message</text:span><text:span text:style-name="T49_44"><text:s/>(</text:span><text:span text:style-name="T49_45">and</text:span><text:span text:style-name="T49_46"><text:s/></text:span><text:span text:style-name="T49_47">after</text:span><text:span text:style-name="T49_48"><text:s/></text:span><text:span text:style-name="T49_49">the</text:span><text:span text:style-name="T49_50"><text:s/></text:span><text:span text:style-name="T49_51">message</text:span><text:span text:style-name="T49_52"><text:s/></text:span><text:span text:style-name="T49_53">is</text:span><text:span text:style-name="T49_54"><text:s/></text:span><text:span text:style-name="T49_55">written</text:span><text:span text:style-name="T49_56">,<text:s/></text:span><text:span text:style-name="T49_57">there</text:span><text:span text:style-name="T49_58"><text:s/></text:span><text:span text:style-name="T49_59">is</text:span><text:span text:style-name="T49_60"><text:s/></text:span><text:span text:style-name="T49_61">a</text:span><text:span text:style-name="T49_62"><text:s/></text:span><text:span text:style-name="T49_63">pause</text:span><text:span text:style-name="T49_64"><text:s/></text:span><text:span text:style-name="T49_65">of</text:span><text:span text:style-name="T49_66"><text:s/>8<text:s/></text:span><text:span text:style-name="T49_67">seconds</text:span><text:span text:style-name="T49_68"><text:s/></text:span><text:span text:style-name="T49_69">before</text:span><text:span text:style-name="T49_70"><text:s/></text:span><text:span text:style-name="T49_71">processing</text:span><text:span text:style-name="T49_72"><text:s/></text:span><text:span text:style-name="T49_73">any</text:span><text:span text:style-name="T49_74"><text:s/></text:span><text:span text:style-name="T49_75">new</text:span><text:span text:style-name="T49_76"><text:s/></text:span><text:span text:style-name="T49_77">task</text:span><text:span text:style-name="T49_78">(</text:span><text:span text:style-name="T49_79">in</text:span><text:span text:style-name="T49_80"><text:s/></text:span><text:span text:style-name="T49_81">order</text:span><text:span text:style-name="T49_82"><text:s/></text:span><text:span text:style-name="T49_83">to</text:span><text:span text:style-name="T49_84"><text:s/></text:span><text:span text:style-name="T49_85">let</text:span><text:span text:style-name="T49_86"><text:s/></text:span><text:span text:style-name="T49_87">time</text:span><text:span text:style-name="T49_88"><text:s/></text:span><text:span text:style-name="T49_89">to</text:span><text:span text:style-name="T49_90"><text:s/></text:span><text:span text:style-name="T49_91">read</text:span><text:span text:style-name="T49_92"><text:s/></text:span><text:span text:style-name="T49_93">the</text:span><text:span text:style-name="T49_94"><text:s/></text:span><text:span text:style-name="T49_95">message</text:span><text:span text:style-name="T49_96">)</text:span></text:p>
      <text:p text:style-name="P50"><text:span text:style-name="T50_1">You</text:span><text:span text:style-name="T50_2"><text:s/></text:span><text:span text:style-name="T50_3">can</text:span><text:span text:style-name="T50_4"><text:s/></text:span><text:span text:style-name="T50_5">use</text:span><text:span text:style-name="T50_6"><text:s/></text:span><text:span text:style-name="T50_7">it</text:span><text:span text:style-name="T50_8"><text:s/></text:span><text:span text:style-name="T50_9">in</text:span><text:span text:style-name="T50_10"><text:s/></text:span><text:span text:style-name="T50_11">automatic</text:span><text:span text:style-name="T50_12"><text:s/></text:span><text:span text:style-name="T50_13">mode</text:span><text:span text:style-name="T50_14"><text:s/>(</text:span><text:span text:style-name="T50_15">so</text:span><text:span text:style-name="T50_16"><text:s/></text:span><text:span text:style-name="T50_17">the</text:span><text:span text:style-name="T50_18"><text:s/></text:span><text:span text:style-name="T50_19">server</text:span><text:span text:style-name="T50_20"><text:s/></text:span><text:span text:style-name="T50_21">dynamically</text:span><text:span text:style-name="T50_22"><text:s/></text:span><text:span text:style-name="T50_23">adapts</text:span><text:span text:style-name="T50_24"><text:s/></text:span><text:span text:style-name="T50_25">the</text:span><text:span text:style-name="T50_26"><text:s/></text:span><text:span text:style-name="T50_27">text</text:span><text:span text:style-name="T50_28"><text:s/></text:span><text:span text:style-name="T50_29">size</text:span><text:span text:style-name="T50_30"><text:s/></text:span><text:span text:style-name="T50_31">and</text:span><text:span text:style-name="T50_32"><text:s/></text:span><text:span text:style-name="T50_33">number</text:span><text:span text:style-name="T50_34"><text:s/></text:span><text:span text:style-name="T50_35">of</text:span><text:span text:style-name="T50_36"><text:s/></text:span><text:span text:style-name="T50_37">lines</text:span><text:span text:style-name="T50_38">)<text:s/></text:span><text:span text:style-name="T50_39">or</text:span><text:span text:style-name="T50_40"><text:s/></text:span><text:span text:style-name="T50_41">manually</text:span><text:span text:style-name="T50_42"><text:s/>(</text:span><text:span text:style-name="T50_43">you</text:span><text:span text:style-name="T50_44"><text:s/></text:span><text:span text:style-name="T50_45">define</text:span><text:span text:style-name="T50_46"><text:s/></text:span><text:span text:style-name="T50_47">the</text:span><text:span text:style-name="T50_48"><text:s/></text:span><text:span text:style-name="T50_49">text</text:span><text:span text:style-name="T50_50"><text:s/></text:span><text:span text:style-name="T50_51">size</text:span><text:span text:style-name="T50_52"><text:s/></text:span><text:span text:style-name="T50_53">and</text:span><text:span text:style-name="T50_54"><text:s/></text:span><text:span text:style-name="T50_55">position</text:span><text:span text:style-name="T50_56">)</text:span></text:p>
      <text:p text:style-name="P51"><text:span text:style-name="T51_1">URL</text:span><text:span text:style-name="T51_2">:<text:s/></text:span><text:span text:style-name="T51_3"><text:a xlink:type="simple" xlink:href="http://ibbapp.jjrobots.com/api/v1/text.php"><text:span text:style-name="T51_4">http</text:span></text:a></text:span><text:span text:style-name="T51_5"><text:a xlink:type="simple" xlink:href="http://ibbapp.jjrobots.com/api/v1/text.php"><text:span text:style-name="T51_6">://</text:span></text:a></text:span><text:span text:style-name="T51_7"><text:a xlink:type="simple" xlink:href="http://ibbapp.jjrobots.com/api/v1/text.php"><text:span text:style-name="T51_8">ibbapp</text:span></text:a></text:span><text:span text:style-name="T51_9"><text:a xlink:type="simple" xlink:href="http://ibbapp.jjrobots.com/api/v1/text.php"><text:span text:style-name="T51_10">.</text:span></text:a></text:span><text:span text:style-name="T51_11"><text:a xlink:type="simple" xlink:href="http://ibbapp.jjrobots.com/api/v1/text.php"><text:span text:style-name="T51_12">jjrobots</text:span></text:a></text:span><text:span text:style-name="T51_13"><text:a xlink:type="simple" xlink:href="http://ibbapp.jjrobots.com/api/v1/text.php"><text:span text:style-name="T51_14">.</text:span></text:a></text:span><text:span text:style-name="T51_15"><text:a xlink:type="simple" xlink:href="http://ibbapp.jjrobots.com/api/v1/text.php"><text:span text:style-name="T51_16">com</text:span></text:a></text:span><text:span text:style-name="T51_17"><text:a xlink:type="simple" xlink:href="http://ibbapp.jjrobots.com/api/v1/text.php"><text:span text:style-name="T51_18">/</text:span></text:a></text:span><text:span text:style-name="T51_19"><text:a xlink:type="simple" xlink:href="http://ibbapp.jjrobots.com/api/v1/text.php"><text:span text:style-name="T51_20">api</text:span></text:a></text:span><text:span text:style-name="T51_21"><text:a xlink:type="simple" xlink:href="http://ibbapp.jjrobots.com/api/v1/text.php"><text:span text:style-name="T51_22">/</text:span></text:a></text:span><text:span text:style-name="T51_23"><text:a xlink:type="simple" xlink:href="http://ibbapp.jjrobots.com/api/v1/text.php"><text:span text:style-name="T51_24">v</text:span></text:a></text:span><text:span text:style-name="T51_25"><text:a xlink:type="simple" xlink:href="http://ibbapp.jjrobots.com/api/v1/text.php"><text:span text:style-name="T51_26">1/</text:span></text:a></text:span><text:span text:style-name="T51_27"><text:a xlink:type="simple" xlink:href="http://ibbapp.jjrobots.com/api/v1/text.php"><text:span text:style-name="T51_28">message</text:span></text:a></text:span><text:span text:style-name="T51_29"><text:a xlink:type="simple" xlink:href="http://ibbapp.jjrobots.com/api/v1/text.php"><text:span text:style-name="T51_30">.</text:span></text:a></text:span><text:span text:style-name="T51_31"><text:a xlink:type="simple" xlink:href="http://ibbapp.jjrobots.com/api/v1/text.php"><text:span text:style-name="T51_32">php</text:span></text:a></text:span></text:p>
      <text:p text:style-name="P52"><text:span text:style-name="T52_1">PARAMETERS</text:span><text:span text:style-name="T52_2">:<text:s/></text:span><text:span text:style-name="T52_3">APPID</text:span><text:span text:style-name="T52_4">,<text:s/></text:span><text:span text:style-name="T52_5">TEXT</text:span></text:p>
      <text:p text:style-name="P53"><text:span text:style-name="T53_1">OPTIONAL</text:span><text:span text:style-name="T53_2"><text:s/></text:span><text:span text:style-name="T53_3">PARAMETERS</text:span><text:span text:style-name="T53_4">:<text:s/></text:span><text:span text:style-name="T53_5">X</text:span><text:span text:style-name="T53_6"><text:s/>(</text:span><text:span text:style-name="T53_7">mm</text:span><text:span text:style-name="T53_8">)<text:s/>,</text:span><text:span text:style-name="T53_9">Y</text:span><text:span text:style-name="T53_10">(</text:span><text:span text:style-name="T53_11">mm</text:span><text:span text:style-name="T53_12">),<text:s/></text:span><text:span text:style-name="T53_13">SIZE</text:span><text:span text:style-name="T53_14"><text:s/>(</text:span><text:span text:style-name="T53_15">range</text:span><text:span text:style-name="T53_16"><text:s/></text:span><text:span text:style-name="T53_17">from</text:span><text:span text:style-name="T53_18"><text:s/>1<text:s/></text:span><text:span text:style-name="T53_19">to</text:span><text:span text:style-name="T53_20"><text:s/>5)</text:span></text:p>
      <text:p text:style-name="P54"><text:span text:style-name="T54_1">OPTIONAL</text:span><text:span text:style-name="T54_2"><text:s/></text:span><text:span text:style-name="T54_3">PARAMETERS</text:span><text:span text:style-name="T54_4"><text:s/></text:span><text:span text:style-name="T54_5">FOR</text:span><text:span text:style-name="T54_6"><text:s/></text:span><text:span text:style-name="T54_7">CLEAR</text:span><text:span text:style-name="T54_8">:<text:s/></text:span><text:span text:style-name="T54_9">X</text:span><text:span text:style-name="T54_10">1<text:s/>(</text:span><text:span text:style-name="T54_11">mm</text:span><text:span text:style-name="T54_12">)<text:s/>,</text:span><text:span text:style-name="T54_13">Y</text:span><text:span text:style-name="T54_14">1(</text:span><text:span text:style-name="T54_15">mm</text:span><text:span text:style-name="T54_16">),<text:s/></text:span><text:span text:style-name="T54_17">X</text:span><text:span text:style-name="T54_18">2(</text:span><text:span text:style-name="T54_19">mm</text:span><text:span text:style-name="T54_20">),<text:s/></text:span><text:span text:style-name="T54_21">Y</text:span><text:span text:style-name="T54_22">2(</text:span><text:span text:style-name="T54_23">mm</text:span><text:span text:style-name="T54_24">)</text:span></text:p>
      <text:p text:style-name="P55"><text:span text:style-name="T55_1">METHOD</text:span><text:span text:style-name="T55_2">:<text:s/></text:span><text:span text:style-name="T55_3">GET</text:span><text:span text:style-name="T55_4"><text:s/></text:span><text:span text:style-name="T55_5">or</text:span><text:span text:style-name="T55_6"><text:s/></text:span><text:span text:style-name="T55_7">POST</text:span></text:p>
      <text:p text:style-name="P56"/>
      <text:p text:style-name="P57"><text:span text:style-name="T57_1">Note</text:span><text:span text:style-name="T57_2">:<text:s/></text:span><text:span text:style-name="T57_3">If</text:span><text:span text:style-name="T57_4"><text:s/></text:span><text:span text:style-name="T57_5">you</text:span><text:span text:style-name="T57_6"><text:s/></text:span><text:span text:style-name="T57_7">use</text:span><text:span text:style-name="T57_8"><text:s/></text:span><text:span text:style-name="T57_9">GET</text:span><text:span text:style-name="T57_10"><text:s/></text:span><text:span text:style-name="T57_11">PARAMETERS</text:span><text:span text:style-name="T57_12">,<text:s/></text:span><text:span text:style-name="T57_13">TEXT</text:span><text:span text:style-name="T57_14"><text:s/></text:span><text:span text:style-name="T57_15">should</text:span><text:span text:style-name="T57_16"><text:s/></text:span><text:span text:style-name="T57_17">be</text:span><text:span text:style-name="T57_18"><text:s/>“</text:span><text:span text:style-name="T57_19">urlencoded</text:span><text:span text:style-name="T57_20">”<text:s/></text:span><text:span text:style-name="T57_21">to</text:span><text:span text:style-name="T57_22"><text:s/></text:span><text:span text:style-name="T57_23">avoid</text:span><text:span text:style-name="T57_24"><text:s/></text:span><text:span text:style-name="T57_25">forbidden</text:span><text:span text:style-name="T57_26"><text:s/></text:span><text:span text:style-name="T57_27">characters</text:span><text:span text:style-name="T57_28">.</text:span></text:p>
      <text:p text:style-name="P58"><text:span text:style-name="T58_1">This</text:span><text:span text:style-name="T58_2"><text:s/></text:span><text:span text:style-name="T58_3">function</text:span><text:span text:style-name="T58_4"><text:s/></text:span><text:span text:style-name="T58_5">is</text:span><text:span text:style-name="T58_6"><text:s/></text:span><text:span text:style-name="T58_7">intended</text:span><text:span text:style-name="T58_8"><text:s/></text:span><text:span text:style-name="T58_9">to</text:span><text:span text:style-name="T58_10"><text:s/></text:span><text:span text:style-name="T58_11">be</text:span><text:span text:style-name="T58_12"><text:s/></text:span><text:span text:style-name="T58_13">used</text:span><text:span text:style-name="T58_14"><text:s/></text:span><text:span text:style-name="T58_15">with</text:span><text:span text:style-name="T58_16"><text:s/></text:span><text:span text:style-name="T58_17">services</text:span><text:span text:style-name="T58_18"><text:s/></text:span><text:span text:style-name="T58_19">like</text:span><text:span text:style-name="T58_20"><text:s/></text:span><text:span text:style-name="T58_21">IFTTT</text:span><text:span text:style-name="T58_22"><text:s/></text:span><text:span text:style-name="T58_23">so</text:span><text:span text:style-name="T58_24"><text:s/></text:span><text:span text:style-name="T58_25">with</text:span><text:span text:style-name="T58_26"><text:s/></text:span><text:span text:style-name="T58_27">only</text:span><text:span text:style-name="T58_28"><text:s/></text:span><text:span text:style-name="T58_29">one</text:span><text:span text:style-name="T58_30"><text:s/></text:span><text:span text:style-name="T58_31">call</text:span><text:span text:style-name="T58_32"><text:s/></text:span><text:span text:style-name="T58_33">to</text:span><text:span text:style-name="T58_34"><text:s/></text:span><text:span text:style-name="T58_35">the</text:span><text:span text:style-name="T58_36"><text:s/></text:span><text:span text:style-name="T58_37">API</text:span><text:span text:style-name="T58_38"><text:s/></text:span><text:span text:style-name="T58_39">you</text:span><text:span text:style-name="T58_40"><text:s/></text:span><text:span text:style-name="T58_41">ensure</text:span><text:span text:style-name="T58_42"><text:s/></text:span><text:span text:style-name="T58_43">is</text:span><text:span text:style-name="T58_44"><text:s/></text:span><text:span text:style-name="T58_45">enough</text:span><text:span text:style-name="T58_46"><text:s/></text:span><text:span text:style-name="T58_47">to</text:span><text:span text:style-name="T58_48"><text:s/></text:span><text:span text:style-name="T58_49">wipe</text:span><text:span text:style-name="T58_50"><text:s/></text:span><text:span text:style-name="T58_51">the</text:span><text:span text:style-name="T58_52"><text:s/></text:span><text:span text:style-name="T58_53">board</text:span><text:span text:style-name="T58_54">,<text:s/></text:span><text:span text:style-name="T58_55">write</text:span><text:span text:style-name="T58_56"><text:s/></text:span><text:span text:style-name="T58_57">the</text:span><text:span text:style-name="T58_58"><text:s/></text:span><text:span text:style-name="T58_59">message</text:span><text:span text:style-name="T58_60"><text:s/></text:span><text:span text:style-name="T58_61">and</text:span><text:span text:style-name="T58_62"><text:s/></text:span><text:span text:style-name="T58_63">wait</text:span><text:span text:style-name="T58_64"><text:s/></text:span><text:span text:style-name="T58_65">some</text:span><text:span text:style-name="T58_66"><text:s/></text:span><text:span text:style-name="T58_67">time</text:span><text:span text:style-name="T58_68">.</text:span></text:p>
      <text:p text:style-name="P59"/>
      <text:p text:style-name="P60"><text:span text:style-name="T60_1">Examples</text:span><text:span text:style-name="T60_2">:</text:span></text:p>
      <text:p text:style-name="P61"><text:span text:style-name="T61_1">Automatic</text:span><text:span text:style-name="T61_2"><text:s/></text:span><text:span text:style-name="T61_3">text</text:span><text:span text:style-name="T61_4"><text:s/></text:span><text:span text:style-name="T61_5">position</text:span><text:span text:style-name="T61_6"><text:s/></text:span><text:span text:style-name="T61_7">and</text:span><text:span text:style-name="T61_8"><text:s/></text:span><text:span text:style-name="T61_9">size</text:span><text:span text:style-name="T61_10">:<text:s text:c="2"/></text:span><text:span text:style-name="T61_11">Clear</text:span><text:span text:style-name="T61_12"><text:s/></text:span><text:span text:style-name="T61_13">board</text:span><text:span text:style-name="T61_14"><text:s/>-&gt;</text:span><text:span text:style-name="T61_15">Write</text:span><text:span text:style-name="T61_16"><text:s/></text:span><text:span text:style-name="T61_17">Text</text:span><text:span text:style-name="T61_18">-&gt;</text:span><text:span text:style-name="T61_19">Wait</text:span></text:p>
      <text:p text:style-name="P62"><text:span text:style-name="T62_1"><text:a xlink:type="simple" xlink:href="http://ibbapp.jjrobots.com/api/v1/text.php?APPID=XXXXXXXXXXXX&amp;TEXT=hello%20world"><text:span text:style-name="T62_2">http</text:span></text:a></text:span><text:span text:style-name="T62_3"><text:a xlink:type="simple" xlink:href="http://ibbapp.jjrobots.com/api/v1/text.php?APPID=XXXXXXXXXXXX&amp;TEXT=hello%20world"><text:span text:style-name="T62_4">://</text:span></text:a></text:span><text:span text:style-name="T62_5"><text:a xlink:type="simple" xlink:href="http://ibbapp.jjrobots.com/api/v1/text.php?APPID=XXXXXXXXXXXX&amp;TEXT=hello%20world"><text:span text:style-name="T62_6">ibbapp</text:span></text:a></text:span><text:span text:style-name="T62_7"><text:a xlink:type="simple" xlink:href="http://ibbapp.jjrobots.com/api/v1/text.php?APPID=XXXXXXXXXXXX&amp;TEXT=hello%20world"><text:span text:style-name="T62_8">.</text:span></text:a></text:span><text:span text:style-name="T62_9"><text:a xlink:type="simple" xlink:href="http://ibbapp.jjrobots.com/api/v1/text.php?APPID=XXXXXXXXXXXX&amp;TEXT=hello%20world"><text:span text:style-name="T62_10">jjrobots</text:span></text:a></text:span><text:span text:style-name="T62_11"><text:a xlink:type="simple" xlink:href="http://ibbapp.jjrobots.com/api/v1/text.php?APPID=XXXXXXXXXXXX&amp;TEXT=hello%20world"><text:span text:style-name="T62_12">.</text:span></text:a></text:span><text:span text:style-name="T62_13"><text:a xlink:type="simple" xlink:href="http://ibbapp.jjrobots.com/api/v1/text.php?APPID=XXXXXXXXXXXX&amp;TEXT=hello%20world"><text:span text:style-name="T62_14">com</text:span></text:a></text:span><text:span text:style-name="T62_15"><text:a xlink:type="simple" xlink:href="http://ibbapp.jjrobots.com/api/v1/text.php?APPID=XXXXXXXXXXXX&amp;TEXT=hello%20world"><text:span text:style-name="T62_16">/</text:span></text:a></text:span><text:span text:style-name="T62_17"><text:a xlink:type="simple" xlink:href="http://ibbapp.jjrobots.com/api/v1/text.php?APPID=XXXXXXXXXXXX&amp;TEXT=hello%20world"><text:span text:style-name="T62_18">api</text:span></text:a></text:span><text:span text:style-name="T62_19"><text:a xlink:type="simple" xlink:href="http://ibbapp.jjrobots.com/api/v1/text.php?APPID=XXXXXXXXXXXX&amp;TEXT=hello%20world"><text:span text:style-name="T62_20">/</text:span></text:a></text:span><text:span text:style-name="T62_21"><text:a xlink:type="simple" xlink:href="http://ibbapp.jjrobots.com/api/v1/text.php?APPID=XXXXXXXXXXXX&amp;TEXT=hello%20world"><text:span text:style-name="T62_22">v</text:span></text:a></text:span><text:span text:style-name="T62_23"><text:a xlink:type="simple" xlink:href="http://ibbapp.jjrobots.com/api/v1/text.php?APPID=XXXXXXXXXXXX&amp;TEXT=hello%20world"><text:span text:style-name="T62_24">1/</text:span></text:a></text:span><text:span text:style-name="T62_25"><text:a xlink:type="simple" xlink:href="http://ibbapp.jjrobots.com/api/v1/text.php?APPID=XXXXXXXXXXXX&amp;TEXT=hello%20world"><text:span text:style-name="T62_26">message</text:span></text:a></text:span><text:span text:style-name="T62_27"><text:a xlink:type="simple" xlink:href="http://ibbapp.jjrobots.com/api/v1/text.php?APPID=XXXXXXXXXXXX&amp;TEXT=hello%20world"><text:span text:style-name="T62_28">.</text:span></text:a></text:span><text:span text:style-name="T62_29"><text:a xlink:type="simple" xlink:href="http://ibbapp.jjrobots.com/api/v1/text.php?APPID=XXXXXXXXXXXX&amp;TEXT=hello%20world"><text:span text:style-name="T62_30">php</text:span></text:a></text:span><text:span text:style-name="T62_31"><text:a xlink:type="simple" xlink:href="http://ibbapp.jjrobots.com/api/v1/text.php?APPID=XXXXXXXXXXXX&amp;TEXT=hello%20world"><text:span text:style-name="T62_32">?</text:span></text:a></text:span><text:span text:style-name="T62_33"><text:a xlink:type="simple" xlink:href="http://ibbapp.jjrobots.com/api/v1/text.php?APPID=XXXXXXXXXXXX&amp;TEXT=hello%20world"><text:span text:style-name="T62_34">APPID</text:span></text:a></text:span><text:span text:style-name="T62_35"><text:a xlink:type="simple" xlink:href="http://ibbapp.jjrobots.com/api/v1/text.php?APPID=XXXXXXXXXXXX&amp;TEXT=hello%20world"><text:span text:style-name="T62_36">=</text:span></text:a></text:span><text:span text:style-name="T62_37"><text:a xlink:type="simple" xlink:href="http://ibbapp.jjrobots.com/api/v1/text.php?APPID=XXXXXXXXXXXX&amp;TEXT=hello%20world"><text:span text:style-name="T62_38">XXXXXXXXXXXX</text:span></text:a></text:span><text:span text:style-name="T62_39"><text:a xlink:type="simple" xlink:href="http://ibbapp.jjrobots.com/api/v1/text.php?APPID=XXXXXXXXXXXX&amp;TEXT=hello%20world"><text:span text:style-name="T62_40">&amp;</text:span></text:a></text:span><text:span text:style-name="T62_41"><text:a xlink:type="simple" xlink:href="http://ibbapp.jjrobots.com/api/v1/text.php?APPID=XXXXXXXXXXXX&amp;TEXT=hello%20world"><text:span text:style-name="T62_42">TEXT</text:span></text:a></text:span><text:span text:style-name="T62_43"><text:a xlink:type="simple" xlink:href="http://ibbapp.jjrobots.com/api/v1/text.php?APPID=XXXXXXXXXXXX&amp;TEXT=hello%20world"><text:span text:style-name="T62_44">=</text:span></text:a></text:span><text:span text:style-name="T62_45"><text:a xlink:type="simple" xlink:href="http://ibbapp.jjrobots.com/api/v1/text.php?APPID=XXXXXXXXXXXX&amp;TEXT=hello%20world"><text:span text:style-name="T62_46">hello</text:span></text:a></text:span><text:span text:style-name="T62_47"><text:a xlink:type="simple" xlink:href="http://ibbapp.jjrobots.com/api/v1/text.php?APPID=XXXXXXXXXXXX&amp;TEXT=hello%20world"><text:span text:style-name="T62_48">%20</text:span></text:a></text:span><text:span text:style-name="T62_49"><text:a xlink:type="simple" xlink:href="http://ibbapp.jjrobots.com/api/v1/text.php?APPID=XXXXXXXXXXXX&amp;TEXT=hello%20world"><text:span text:style-name="T62_50">world</text:span></text:a></text:span></text:p>
      <text:p text:style-name="P63"><text:span text:style-name="T63_1">Manual</text:span><text:span text:style-name="T63_2"><text:s/></text:span><text:span text:style-name="T63_3">text</text:span><text:span text:style-name="T63_4"><text:s/></text:span><text:span text:style-name="T63_5">position</text:span><text:span text:style-name="T63_6"><text:s/>(</text:span><text:span text:style-name="T63_7">upper</text:span><text:span text:style-name="T63_8">,</text:span><text:span text:style-name="T63_9">right</text:span><text:span text:style-name="T63_10"><text:s/></text:span><text:span text:style-name="T63_11">position</text:span><text:span text:style-name="T63_12">,<text:s/></text:span><text:span text:style-name="T63_13">small</text:span><text:span text:style-name="T63_14"><text:s/></text:span><text:span text:style-name="T63_15">text</text:span><text:span text:style-name="T63_16">):</text:span></text:p>
      <text:p text:style-name="P64"><text:span text:style-name="T64_1"><text:a xlink:type="simple" xlink:href="http://ibbapp.jjrobots.com/api/v1/text.php?APPID=XXXXXXXXXXXX&amp;TEXT=Great!&amp;X=300&amp;Y=90&amp;SIZE=2"><text:span text:style-name="T64_2">http</text:span></text:a></text:span><text:span text:style-name="T64_3"><text:a xlink:type="simple" xlink:href="http://ibbapp.jjrobots.com/api/v1/text.php?APPID=XXXXXXXXXXXX&amp;TEXT=Great!&amp;X=300&amp;Y=90&amp;SIZE=2"><text:span text:style-name="T64_4">://</text:span></text:a></text:span><text:span text:style-name="T64_5"><text:a xlink:type="simple" xlink:href="http://ibbapp.jjrobots.com/api/v1/text.php?APPID=XXXXXXXXXXXX&amp;TEXT=Great!&amp;X=300&amp;Y=90&amp;SIZE=2"><text:span text:style-name="T64_6">ibbapp</text:span></text:a></text:span><text:span text:style-name="T64_7"><text:a xlink:type="simple" xlink:href="http://ibbapp.jjrobots.com/api/v1/text.php?APPID=XXXXXXXXXXXX&amp;TEXT=Great!&amp;X=300&amp;Y=90&amp;SIZE=2"><text:span text:style-name="T64_8">.</text:span></text:a></text:span><text:span text:style-name="T64_9"><text:a xlink:type="simple" xlink:href="http://ibbapp.jjrobots.com/api/v1/text.php?APPID=XXXXXXXXXXXX&amp;TEXT=Great!&amp;X=300&amp;Y=90&amp;SIZE=2"><text:span text:style-name="T64_10">jjrobots</text:span></text:a></text:span><text:span text:style-name="T64_11"><text:a xlink:type="simple" xlink:href="http://ibbapp.jjrobots.com/api/v1/text.php?APPID=XXXXXXXXXXXX&amp;TEXT=Great!&amp;X=300&amp;Y=90&amp;SIZE=2"><text:span text:style-name="T64_12">.</text:span></text:a></text:span><text:span text:style-name="T64_13"><text:a xlink:type="simple" xlink:href="http://ibbapp.jjrobots.com/api/v1/text.php?APPID=XXXXXXXXXXXX&amp;TEXT=Great!&amp;X=300&amp;Y=90&amp;SIZE=2"><text:span text:style-name="T64_14">com</text:span></text:a></text:span><text:span text:style-name="T64_15"><text:a xlink:type="simple" xlink:href="http://ibbapp.jjrobots.com/api/v1/text.php?APPID=XXXXXXXXXXXX&amp;TEXT=Great!&amp;X=300&amp;Y=90&amp;SIZE=2"><text:span text:style-name="T64_16">/</text:span></text:a></text:span><text:span text:style-name="T64_17"><text:a xlink:type="simple" xlink:href="http://ibbapp.jjrobots.com/api/v1/text.php?APPID=XXXXXXXXXXXX&amp;TEXT=Great!&amp;X=300&amp;Y=90&amp;SIZE=2"><text:span text:style-name="T64_18">api</text:span></text:a></text:span><text:span text:style-name="T64_19"><text:a xlink:type="simple" xlink:href="http://ibbapp.jjrobots.com/api/v1/text.php?APPID=XXXXXXXXXXXX&amp;TEXT=Great!&amp;X=300&amp;Y=90&amp;SIZE=2"><text:span text:style-name="T64_20">/</text:span></text:a></text:span><text:span text:style-name="T64_21"><text:a xlink:type="simple" xlink:href="http://ibbapp.jjrobots.com/api/v1/text.php?APPID=XXXXXXXXXXXX&amp;TEXT=Great!&amp;X=300&amp;Y=90&amp;SIZE=2"><text:span text:style-name="T64_22">v</text:span></text:a></text:span><text:span text:style-name="T64_23"><text:a xlink:type="simple" xlink:href="http://ibbapp.jjrobots.com/api/v1/text.php?APPID=XXXXXXXXXXXX&amp;TEXT=Great!&amp;X=300&amp;Y=90&amp;SIZE=2"><text:span text:style-name="T64_24">1/</text:span></text:a></text:span><text:span text:style-name="T64_25"><text:a xlink:type="simple" xlink:href="http://ibbapp.jjrobots.com/api/v1/text.php?APPID=XXXXXXXXXXXX&amp;TEXT=Great!&amp;X=300&amp;Y=90&amp;SIZE=2"><text:span text:style-name="T64_26">message</text:span></text:a></text:span><text:span text:style-name="T64_27"><text:a xlink:type="simple" xlink:href="http://ibbapp.jjrobots.com/api/v1/text.php?APPID=XXXXXXXXXXXX&amp;TEXT=Great!&amp;X=300&amp;Y=90&amp;SIZE=2"><text:span text:style-name="T64_28">.</text:span></text:a></text:span><text:span text:style-name="T64_29"><text:a xlink:type="simple" xlink:href="http://ibbapp.jjrobots.com/api/v1/text.php?APPID=XXXXXXXXXXXX&amp;TEXT=Great!&amp;X=300&amp;Y=90&amp;SIZE=2"><text:span text:style-name="T64_30">php</text:span></text:a></text:span><text:span text:style-name="T64_31"><text:a xlink:type="simple" xlink:href="http://ibbapp.jjrobots.com/api/v1/text.php?APPID=XXXXXXXXXXXX&amp;TEXT=Great!&amp;X=300&amp;Y=90&amp;SIZE=2"><text:span text:style-name="T64_32">?</text:span></text:a></text:span><text:span text:style-name="T64_33"><text:a xlink:type="simple" xlink:href="http://ibbapp.jjrobots.com/api/v1/text.php?APPID=XXXXXXXXXXXX&amp;TEXT=Great!&amp;X=300&amp;Y=90&amp;SIZE=2"><text:span text:style-name="T64_34">APPID</text:span></text:a></text:span><text:span text:style-name="T64_35"><text:a xlink:type="simple" xlink:href="http://ibbapp.jjrobots.com/api/v1/text.php?APPID=XXXXXXXXXXXX&amp;TEXT=Great!&amp;X=300&amp;Y=90&amp;SIZE=2"><text:span text:style-name="T64_36">=</text:span></text:a></text:span><text:span text:style-name="T64_37"><text:a xlink:type="simple" xlink:href="http://ibbapp.jjrobots.com/api/v1/text.php?APPID=XXXXXXXXXXXX&amp;TEXT=Great!&amp;X=300&amp;Y=90&amp;SIZE=2"><text:span text:style-name="T64_38">XXXXXXXXXXXX</text:span></text:a></text:span><text:span text:style-name="T64_39"><text:a xlink:type="simple" xlink:href="http://ibbapp.jjrobots.com/api/v1/text.php?APPID=XXXXXXXXXXXX&amp;TEXT=Great!&amp;X=300&amp;Y=90&amp;SIZE=2"><text:span text:style-name="T64_40">&amp;</text:span></text:a></text:span><text:span text:style-name="T64_41"><text:a xlink:type="simple" xlink:href="http://ibbapp.jjrobots.com/api/v1/text.php?APPID=XXXXXXXXXXXX&amp;TEXT=Great!&amp;X=300&amp;Y=90&amp;SIZE=2"><text:span text:style-name="T64_42">TEXT</text:span></text:a></text:span><text:span text:style-name="T64_43"><text:a xlink:type="simple" xlink:href="http://ibbapp.jjrobots.com/api/v1/text.php?APPID=XXXXXXXXXXXX&amp;TEXT=Great!&amp;X=300&amp;Y=90&amp;SIZE=2"><text:span text:style-name="T64_44">=</text:span></text:a></text:span><text:span text:style-name="T64_45"><text:a xlink:type="simple" xlink:href="http://ibbapp.jjrobots.com/api/v1/text.php?APPID=XXXXXXXXXXXX&amp;TEXT=Great!&amp;X=300&amp;Y=90&amp;SIZE=2"><text:span text:style-name="T64_46">iBoardbot</text:span></text:a></text:span><text:span text:style-name="T64_47"><text:a xlink:type="simple" xlink:href="http://ibbapp.jjrobots.com/api/v1/text.php?APPID=XXXXXXXXXXXX&amp;TEXT=Great!&amp;X=300&amp;Y=90&amp;SIZE=2"><text:span text:style-name="T64_48">&amp;</text:span></text:a></text:span><text:span text:style-name="T64_49"><text:a xlink:type="simple" xlink:href="http://ibbapp.jjrobots.com/api/v1/text.php?APPID=XXXXXXXXXXXX&amp;TEXT=Great!&amp;X=300&amp;Y=90&amp;SIZE=2"><text:span text:style-name="T64_50">X</text:span></text:a></text:span><text:span text:style-name="T64_51"><text:a xlink:type="simple" xlink:href="http://ibbapp.jjrobots.com/api/v1/text.php?APPID=XXXXXXXXXXXX&amp;TEXT=Great!&amp;X=300&amp;Y=90&amp;SIZE=2"><text:span text:style-name="T64_52">=260&amp;</text:span></text:a></text:span><text:span text:style-name="T64_53"><text:a xlink:type="simple" xlink:href="http://ibbapp.jjrobots.com/api/v1/text.php?APPID=XXXXXXXXXXXX&amp;TEXT=Great!&amp;X=300&amp;Y=90&amp;SIZE=2"><text:span text:style-name="T64_54">Y</text:span></text:a></text:span><text:span text:style-name="T64_55"><text:a xlink:type="simple" xlink:href="http://ibbapp.jjrobots.com/api/v1/text.php?APPID=XXXXXXXXXXXX&amp;TEXT=Great!&amp;X=300&amp;Y=90&amp;SIZE=2"><text:span text:style-name="T64_56">=90&amp;</text:span></text:a></text:span><text:span text:style-name="T64_57"><text:a xlink:type="simple" xlink:href="http://ibbapp.jjrobots.com/api/v1/text.php?APPID=XXXXXXXXXXXX&amp;TEXT=Great!&amp;X=300&amp;Y=90&amp;SIZE=2"><text:span text:style-name="T64_58">SIZE</text:span></text:a></text:span><text:span text:style-name="T64_59"><text:a xlink:type="simple" xlink:href="http://ibbapp.jjrobots.com/api/v1/text.php?APPID=XXXXXXXXXXXX&amp;TEXT=Great!&amp;X=300&amp;Y=90&amp;SIZE=2"><text:span text:style-name="T64_60">=2&amp;</text:span></text:a></text:span><text:span text:style-name="T64_61"><text:a xlink:type="simple" xlink:href="http://ibbapp.jjrobots.com/api/v1/text.php?APPID=XXXXXXXXXXXX&amp;TEXT=Great!&amp;X=300&amp;Y=90&amp;SIZE=2"><text:span text:style-name="T64_62">X</text:span></text:a></text:span><text:span text:style-name="T64_63"><text:a xlink:type="simple" xlink:href="http://ibbapp.jjrobots.com/api/v1/text.php?APPID=XXXXXXXXXXXX&amp;TEXT=Great!&amp;X=300&amp;Y=90&amp;SIZE=2"><text:span text:style-name="T64_64">1=250&amp;</text:span></text:a></text:span><text:span text:style-name="T64_65"><text:a xlink:type="simple" xlink:href="http://ibbapp.jjrobots.com/api/v1/text.php?APPID=XXXXXXXXXXXX&amp;TEXT=Great!&amp;X=300&amp;Y=90&amp;SIZE=2"><text:span text:style-name="T64_66">Y</text:span></text:a></text:span><text:span text:style-name="T64_67"><text:a xlink:type="simple" xlink:href="http://ibbapp.jjrobots.com/api/v1/text.php?APPID=XXXXXXXXXXXX&amp;TEXT=Great!&amp;X=300&amp;Y=90&amp;SIZE=2"><text:span text:style-name="T64_68">1=85&amp;</text:span></text:a></text:span><text:span text:style-name="T64_69"><text:a xlink:type="simple" xlink:href="http://ibbapp.jjrobots.com/api/v1/text.php?APPID=XXXXXXXXXXXX&amp;TEXT=Great!&amp;X=300&amp;Y=90&amp;SIZE=2"><text:span text:style-name="T64_70">X</text:span></text:a></text:span><text:span text:style-name="T64_71"><text:a xlink:type="simple" xlink:href="http://ibbapp.jjrobots.com/api/v1/text.php?APPID=XXXXXXXXXXXX&amp;TEXT=Great!&amp;X=300&amp;Y=90&amp;SIZE=2"><text:span text:style-name="T64_72">2=380&amp;</text:span></text:a></text:span><text:span text:style-name="T64_73"><text:a xlink:type="simple" xlink:href="http://ibbapp.jjrobots.com/api/v1/text.php?APPID=XXXXXXXXXXXX&amp;TEXT=Great!&amp;X=300&amp;Y=90&amp;SIZE=2"><text:span text:style-name="T64_74">Y</text:span></text:a></text:span><text:span text:style-name="T64_75"><text:a xlink:type="simple" xlink:href="http://ibbapp.jjrobots.com/api/v1/text.php?APPID=XXXXXXXXXXXX&amp;TEXT=Great!&amp;X=300&amp;Y=90&amp;SIZE=2"><text:span text:style-name="T64_76">2=110</text:span></text:a></text:span></text:p>
      <text:p text:style-name="P65"/>
      <text:p text:style-name="P66"/>
      <text:p text:style-name="P67"/>
      <text:p text:style-name="P6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